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0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d2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6d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a9d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bc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1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42f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09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b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0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27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182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857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f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2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572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ba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de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7b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fb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331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fd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c9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44b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189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fac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01e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731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7d5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a2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df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e56c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ded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a0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e97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f61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67c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80b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571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f19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eb9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194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3e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62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776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869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d39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b5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18c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387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f1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06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b1a5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7f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d4c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17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65a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a54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b7a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b8b9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e40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b19c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b224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898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a1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d55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5e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dd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ee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0a6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e8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94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97e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9bb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6e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6e8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6a4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e49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f4d2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0ee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133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7fa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ccf4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cdf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2c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7e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c010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c1f4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4d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e28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eb0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374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7f0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eeeb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5e2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c0c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58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e79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79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8a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7c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be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124a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073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29d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7fa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574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afe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e9e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3ab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145a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2865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2a03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385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0a1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53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26f0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c7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409b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fda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484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5682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81767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6ace90" officeooo:paragraph-rsid="476ace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e49934" officeooo:paragraph-rsid="47e49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7ca1d6" officeooo:paragraph-rsid="47a5e9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7ca1d6" officeooo:paragraph-rsid="477ca1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7ca1d6" officeooo:paragraph-rsid="478bc9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7ca1d6" officeooo:paragraph-rsid="4782b6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d213bd" officeooo:paragraph-rsid="46d21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d213bd" officeooo:paragraph-rsid="46ec78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0afefd" officeooo:paragraph-rsid="470e9e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91b60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8f0fa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16def4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2e39d3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1c1c1c" style:font-name="Liberation Serif" fo:font-size="17pt" style:text-underline-style="none" fo:font-weight="bold" officeooo:rsid="362b5268" officeooo:paragraph-rsid="45179a47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a56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59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947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1b93b9" officeooo:paragraph-rsid="46a0bb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8b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55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34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411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e49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be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officeooo:rsid="45242fae"/>
    </style:style>
    <style:style style:name="T2" style:family="text">
      <style:text-properties style:text-position="super 58%" style:font-name="標楷體1" officeooo:rsid="46706591"/>
    </style:style>
    <style:style style:name="T3" style:family="text">
      <style:text-properties style:text-position="super 58%" style:font-name="標楷體1" officeooo:rsid="47e1ee0b" style:font-name-asian="標楷體1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Arial1" fo:font-style="normal" fo:text-shadow="none" officeooo:rsid="45184302" style:font-name-asian="Arial1" style:font-style-asian="normal" style:font-name-complex="標楷體" style:text-emphasize="none"/>
    </style:style>
    <style:style style:name="T8" style:family="text">
      <style:text-properties officeooo:rsid="45184302"/>
    </style:style>
    <style:style style:name="T9" style:family="text">
      <style:text-properties officeooo:rsid="451a9d73"/>
    </style:style>
    <style:style style:name="T10" style:family="text">
      <style:text-properties officeooo:rsid="36f0a7c4"/>
    </style:style>
    <style:style style:name="T11" style:family="text">
      <style:text-properties style:font-name="標楷體1"/>
    </style:style>
    <style:style style:name="T12" style:family="text">
      <style:text-properties style:font-name="標楷體1" officeooo:rsid="45242fae"/>
    </style:style>
    <style:style style:name="T13" style:family="text">
      <style:text-properties style:font-name="標楷體1" style:font-name-asian="標楷體1"/>
    </style:style>
    <style:style style:name="T14" style:family="text">
      <style:text-properties style:font-name="標楷體1" officeooo:rsid="45270db9" style:font-name-asian="標楷體1"/>
    </style:style>
    <style:style style:name="T15" style:family="text">
      <style:text-properties style:font-name="標楷體1" officeooo:rsid="456a0b29" style:font-name-asian="標楷體1"/>
    </style:style>
    <style:style style:name="T16" style:family="text">
      <style:text-properties style:font-name="標楷體1" officeooo:rsid="456beca9" style:font-name-asian="標楷體1"/>
    </style:style>
    <style:style style:name="T17" style:family="text">
      <style:text-properties style:font-name="標楷體1" officeooo:rsid="4571296f" style:font-name-asian="標楷體1"/>
    </style:style>
    <style:style style:name="T18" style:family="text">
      <style:text-properties style:font-name="標楷體1" officeooo:rsid="4661a6f9" style:font-name-asian="標楷體1"/>
    </style:style>
    <style:style style:name="T19" style:family="text">
      <style:text-properties style:font-name="標楷體1" officeooo:rsid="46aaaba8" style:font-name-asian="標楷體1"/>
    </style:style>
    <style:style style:name="T20" style:family="text">
      <style:text-properties style:font-name="標楷體1" officeooo:rsid="46aeacfc" style:font-name-asian="標楷體1"/>
    </style:style>
    <style:style style:name="T21" style:family="text">
      <style:text-properties style:font-name="標楷體1" officeooo:rsid="46b99e70" style:font-name-asian="標楷體1"/>
    </style:style>
    <style:style style:name="T22" style:family="text">
      <style:text-properties style:font-name="標楷體1" officeooo:rsid="46c1f4b7" style:font-name-asian="標楷體1"/>
    </style:style>
    <style:style style:name="T23" style:family="text">
      <style:text-properties style:font-name="標楷體1" officeooo:rsid="46ccf407" style:font-name-asian="標楷體1"/>
    </style:style>
    <style:style style:name="T24" style:family="text">
      <style:text-properties style:font-name="標楷體1" officeooo:rsid="46cef991" style:font-name-asian="標楷體1"/>
    </style:style>
    <style:style style:name="T25" style:family="text">
      <style:text-properties style:font-name="標楷體1" officeooo:rsid="46d8a26a" style:font-name-asian="標楷體1"/>
    </style:style>
    <style:style style:name="T26" style:family="text">
      <style:text-properties style:font-name="標楷體1" officeooo:rsid="46e19a12" style:font-name-asian="標楷體1"/>
    </style:style>
    <style:style style:name="T27" style:family="text">
      <style:text-properties style:font-name="標楷體1" officeooo:rsid="46e4fdb5" style:font-name-asian="標楷體1"/>
    </style:style>
    <style:style style:name="T28" style:family="text">
      <style:text-properties style:font-name="標楷體1" officeooo:rsid="46e51e1b" style:font-name-asian="標楷體1"/>
    </style:style>
    <style:style style:name="T29" style:family="text">
      <style:text-properties style:font-name="標楷體1" officeooo:rsid="46eeeb9d" style:font-name-asian="標楷體1"/>
    </style:style>
    <style:style style:name="T30" style:family="text">
      <style:text-properties style:font-name="標楷體1" officeooo:rsid="46effd8b" style:font-name-asian="標楷體1"/>
    </style:style>
    <style:style style:name="T31" style:family="text">
      <style:text-properties style:font-name="標楷體1" officeooo:rsid="470e9e3a" style:font-name-asian="標楷體1"/>
    </style:style>
    <style:style style:name="T32" style:family="text">
      <style:text-properties style:font-name="標楷體1" officeooo:rsid="4712b5f1" style:font-name-asian="標楷體1"/>
    </style:style>
    <style:style style:name="T33" style:family="text">
      <style:text-properties style:font-name="標楷體1" officeooo:rsid="4713eab6" style:font-name-asian="標楷體1"/>
    </style:style>
    <style:style style:name="T34" style:family="text">
      <style:text-properties style:font-name="標楷體1" officeooo:rsid="47145a40" style:font-name-asian="標楷體1"/>
    </style:style>
    <style:style style:name="T35" style:family="text">
      <style:text-properties style:font-name="標楷體1" officeooo:rsid="4726f026" style:font-name-asian="標楷體1"/>
    </style:style>
    <style:style style:name="T36" style:family="text">
      <style:text-properties style:font-name="標楷體1" officeooo:rsid="472a03c2" style:font-name-asian="標楷體1"/>
    </style:style>
    <style:style style:name="T37" style:family="text">
      <style:text-properties style:font-name="標楷體1" officeooo:rsid="473fda92" style:font-name-asian="標楷體1"/>
    </style:style>
    <style:style style:name="T38" style:family="text">
      <style:text-properties style:font-name="標楷體1" officeooo:rsid="47409b80" style:font-name-asian="標楷體1"/>
    </style:style>
    <style:style style:name="T39" style:family="text">
      <style:text-properties style:font-name="標楷體1" officeooo:rsid="47c4b0c0" style:font-name-asian="標楷體1"/>
    </style:style>
    <style:style style:name="T40" style:family="text">
      <style:text-properties style:font-name="標楷體1" officeooo:rsid="47c84941" style:font-name-asian="標楷體1"/>
    </style:style>
    <style:style style:name="T41" style:family="text">
      <style:text-properties style:font-name="標楷體1" officeooo:rsid="47dd8a6d" style:font-name-asian="標楷體1"/>
    </style:style>
    <style:style style:name="T42" style:family="text">
      <style:text-properties style:font-name="標楷體1" officeooo:rsid="47df84fb" style:font-name-asian="標楷體1"/>
    </style:style>
    <style:style style:name="T43" style:family="text">
      <style:text-properties style:font-name="標楷體1" officeooo:rsid="47e1ee0b" style:font-name-asian="標楷體1"/>
    </style:style>
    <style:style style:name="T44" style:family="text">
      <style:text-properties style:font-name="標楷體1" officeooo:rsid="47e2f8bf" style:font-name-asian="標楷體1"/>
    </style:style>
    <style:style style:name="T45" style:family="text">
      <style:text-properties style:font-name="標楷體1" officeooo:rsid="47ee4ba4" style:font-name-asian="標楷體1"/>
    </style:style>
    <style:style style:name="T46" style:family="text">
      <style:text-properties style:font-name="標楷體1" officeooo:rsid="47eed5c2" style:font-name-asian="標楷體1"/>
    </style:style>
    <style:style style:name="T47" style:family="text">
      <style:text-properties style:font-name="標楷體1" officeooo:rsid="2e2d83da"/>
    </style:style>
    <style:style style:name="T48" style:family="text">
      <style:text-properties style:font-name="標楷體1" officeooo:rsid="2cd378be"/>
    </style:style>
    <style:style style:name="T49" style:family="text">
      <style:text-properties style:font-name="標楷體1" officeooo:rsid="431308b3"/>
    </style:style>
    <style:style style:name="T50" style:family="text">
      <style:text-properties style:font-name="標楷體1" officeooo:rsid="4690aa39"/>
    </style:style>
    <style:style style:name="T51" style:family="text">
      <style:text-properties style:font-name="標楷體1" officeooo:rsid="43474ae5"/>
    </style:style>
    <style:style style:name="T52" style:family="text">
      <style:text-properties style:font-name="標楷體1" officeooo:rsid="46c0109c"/>
    </style:style>
    <style:style style:name="T53" style:family="text">
      <style:text-properties style:font-name="標楷體1" officeooo:rsid="46b99e70"/>
    </style:style>
    <style:style style:name="T54" style:family="text">
      <style:text-properties style:font-name="標楷體1" style:font-name-asian="Liberation Serif1" style:font-name-complex="Liberation Serif1"/>
    </style:style>
    <style:style style:name="T55" style:family="text">
      <style:text-properties style:font-name="標楷體1" officeooo:rsid="476e8f90" style:font-name-asian="Liberation Serif1" style:font-name-complex="Liberation Serif1"/>
    </style:style>
    <style:style style:name="T56" style:family="text">
      <style:text-properties style:font-name="標楷體1" officeooo:rsid="470afefd"/>
    </style:style>
    <style:style style:name="T57" style:family="text">
      <style:text-properties style:font-name="標楷體1" officeooo:rsid="470c7ca7"/>
    </style:style>
    <style:style style:name="T58" style:family="text">
      <style:text-properties style:font-name="標楷體1" officeooo:rsid="476a4db7"/>
    </style:style>
    <style:style style:name="T59" style:family="text">
      <style:text-properties style:font-name="標楷體1" officeooo:rsid="476ace90"/>
    </style:style>
    <style:style style:name="T60" style:family="text">
      <style:text-properties style:font-name="標楷體1" officeooo:rsid="46706591"/>
    </style:style>
    <style:style style:name="T61" style:family="text">
      <style:text-properties style:font-name="標楷體1" officeooo:rsid="476e8f90"/>
    </style:style>
    <style:style style:name="T62" style:family="text">
      <style:text-properties style:font-name="標楷體1" officeooo:rsid="47baf11f"/>
    </style:style>
    <style:style style:name="T63" style:family="text">
      <style:text-properties officeooo:rsid="45270db9"/>
    </style:style>
    <style:style style:name="T64" style:family="text">
      <style:text-properties style:font-name="Arial1" officeooo:rsid="45184302" style:font-name-asian="Arial1"/>
    </style:style>
    <style:style style:name="T65" style:family="text">
      <style:text-properties style:font-name="Arial1" officeooo:rsid="451a9d73" style:font-name-asian="Arial1"/>
    </style:style>
    <style:style style:name="T66" style:family="text">
      <style:text-properties officeooo:rsid="45544b8d"/>
    </style:style>
    <style:style style:name="T67" style:family="text">
      <style:text-properties officeooo:rsid="456a0b29"/>
    </style:style>
    <style:style style:name="T68" style:family="text">
      <style:text-properties officeooo:rsid="45eb9521"/>
    </style:style>
    <style:style style:name="T69" style:family="text">
      <style:text-properties style:font-name-asian="Arial1"/>
    </style:style>
    <style:style style:name="T70" style:family="text">
      <style:text-properties officeooo:rsid="45eb9521" style:font-name-asian="Arial1"/>
    </style:style>
    <style:style style:name="T71" style:family="text">
      <style:text-properties officeooo:rsid="461d39ec" style:font-name-asian="Arial1"/>
    </style:style>
    <style:style style:name="T72" style:family="text">
      <style:text-properties officeooo:rsid="46a47b1e" style:font-name-asian="Arial1"/>
    </style:style>
    <style:style style:name="T73" style:family="text">
      <style:text-properties officeooo:rsid="46f5877b" style:font-name-asian="Arial1"/>
    </style:style>
    <style:style style:name="T74" style:family="text">
      <style:text-properties officeooo:rsid="461d39ec"/>
    </style:style>
    <style:style style:name="T75" style:family="text">
      <style:text-properties officeooo:rsid="464ec22e"/>
    </style:style>
    <style:style style:name="T76" style:family="text">
      <style:text-properties officeooo:rsid="4658a454"/>
    </style:style>
    <style:style style:name="T77" style:family="text">
      <style:text-properties officeooo:rsid="4661a6f9"/>
    </style:style>
    <style:style style:name="T78" style:family="text">
      <style:text-properties fo:color="#333333"/>
    </style:style>
    <style:style style:name="T79" style:family="text">
      <style:text-properties fo:color="#333333" officeooo:rsid="461d39ec"/>
    </style:style>
    <style:style style:name="T80" style:family="text">
      <style:text-properties fo:color="#333333" officeooo:rsid="461d39ec" style:font-name-asian="Arial1"/>
    </style:style>
    <style:style style:name="T81" style:family="text">
      <style:text-properties officeooo:rsid="43474ae5"/>
    </style:style>
    <style:style style:name="T82" style:family="text">
      <style:text-properties style:text-underline-style="solid" style:text-underline-width="auto" style:text-underline-color="font-color" officeooo:rsid="362b5268"/>
    </style:style>
    <style:style style:name="T83" style:family="text">
      <style:text-properties style:text-underline-style="solid" style:text-underline-width="auto" style:text-underline-color="font-color" officeooo:rsid="4700735c"/>
    </style:style>
    <style:style style:name="T84" style:family="text">
      <style:text-properties officeooo:rsid="4c43b58b"/>
    </style:style>
    <style:style style:name="T85" style:family="text">
      <style:text-properties officeooo:rsid="362b5268"/>
    </style:style>
    <style:style style:name="T86" style:family="text">
      <style:text-properties officeooo:rsid="46a47b1e"/>
    </style:style>
    <style:style style:name="T87" style:family="text">
      <style:text-properties officeooo:rsid="46aaaba8"/>
    </style:style>
    <style:style style:name="T88" style:family="text">
      <style:text-properties officeooo:rsid="46aeacfc"/>
    </style:style>
    <style:style style:name="T89" style:family="text">
      <style:text-properties style:font-name="標楷體"/>
    </style:style>
    <style:style style:name="T90" style:family="text">
      <style:text-properties style:font-name="標楷體" officeooo:rsid="46b99e70"/>
    </style:style>
    <style:style style:name="T91" style:family="text">
      <style:text-properties style:font-name="標楷體" officeooo:rsid="46c0109c"/>
    </style:style>
    <style:style style:name="T92" style:family="text">
      <style:text-properties style:font-name="標楷體" officeooo:rsid="46cdf440"/>
    </style:style>
    <style:style style:name="T93" style:family="text">
      <style:text-properties style:font-name="標楷體" officeooo:rsid="46d42b52"/>
    </style:style>
    <style:style style:name="T94" style:family="text">
      <style:text-properties style:font-name="標楷體" officeooo:rsid="46e285b7"/>
    </style:style>
    <style:style style:name="T95" style:family="text">
      <style:text-properties style:font-name="標楷體" officeooo:rsid="46e48fc0"/>
    </style:style>
    <style:style style:name="T96" style:family="text">
      <style:text-properties style:font-name="標楷體" officeooo:rsid="46eb05ed"/>
    </style:style>
    <style:style style:name="T97" style:family="text">
      <style:text-properties style:font-name="標楷體" officeooo:rsid="46ec7853"/>
    </style:style>
    <style:style style:name="T98" style:family="text">
      <style:text-properties style:font-name="標楷體" officeooo:rsid="46ee3334"/>
    </style:style>
    <style:style style:name="T99" style:family="text">
      <style:text-properties officeooo:rsid="46c095cf"/>
    </style:style>
    <style:style style:name="T100" style:family="text">
      <style:text-properties officeooo:rsid="46c1f4b7"/>
    </style:style>
    <style:style style:name="T101" style:family="text">
      <style:text-properties style:font-name="Liberation Serif1" officeooo:rsid="46cdf440" style:font-name-asian="Liberation Serif1" style:font-name-complex="Liberation Serif1"/>
    </style:style>
    <style:style style:name="T102" style:family="text">
      <style:text-properties officeooo:rsid="4700735c"/>
    </style:style>
    <style:style style:name="T103" style:family="text">
      <style:text-properties officeooo:rsid="470afefd"/>
    </style:style>
    <style:style style:name="T104" style:family="text">
      <style:text-properties officeooo:rsid="4713eab6"/>
    </style:style>
    <style:style style:name="T105" style:family="text">
      <style:text-properties officeooo:rsid="47baf11f"/>
    </style:style>
    <style:style style:name="T106" style:family="text">
      <style:text-properties officeooo:rsid="47baf11f" style:font-name-asian="標楷體1"/>
    </style:style>
    <style:style style:name="T107" style:family="text">
      <style:text-properties officeooo:rsid="47dd8a6d"/>
    </style:style>
    <style:style style:name="T108" style:family="text">
      <style:text-properties officeooo:rsid="47df84fb"/>
    </style:style>
    <style:style style:name="T109" style:family="text">
      <style:text-properties officeooo:rsid="47ee4b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99745749" text:style-name="L1">
        <text:list-item>
          <text:p text:style-name="P1"><text:bookmark-start text:name="量變、質變"/>量變、質變<text:bookmark-end text:name="量變、質變"/></text:p>
          <text:list>
            <text:list-item>
              <text:p text:style-name="P140">量變、質變。</text:p>
              <text:list>
                <text:list-item>
                  <text:p text:style-name="P141">從 某一特定個體 變成 該個體<text:span text:style-name="T4"> </text:span><text:span text:style-name="T7">↔</text:span><text:span text:style-name="T5"> 量變</text:span>。</text:p>
                </text:list-item>
                <text:list-item>
                  <text:p text:style-name="P2">從 某一特定個體 變成 其他個體 <text:span text:style-name="T64">↔</text:span><text:span text:style-name="T8"> 質變</text:span>。</text:p>
                </text:list-item>
              </text:list>
            </text:list-item>
            <text:list-item>
              <text:p text:style-name="P142">量變、質變。</text:p>
              <text:list>
                <text:list-item>
                  <text:p text:style-name="P143"><text:span text:style-name="T5">振幅型、編碼型、光型、磁場型、位能型、能量型、宗態層級型 </text:span><text:span text:style-name="T4">量變、質變</text:span>。</text:p>
                </text:list-item>
              </text:list>
            </text:list-item>
            <text:list-item>
              <text:p text:style-name="P142">明顯例子，視覺。</text:p>
              <text:list>
                <text:list-item>
                  <text:p text:style-name="P144"><text:span text:style-name="T4">（相關描述在 </text:span><text:span text:style-name="T6">歷史人物</text:span><text:span text:style-name="T4"> 文件群的 </text:span><text:span text:style-name="T6">蘇格拉底</text:span><text:span text:style-name="T4">的 </text:span><text:span text:style-name="T6">明顯例子，視覺</text:span><text:span text:style-name="T4">）</text:span></text:p>
                </text:list-item>
                <text:list-item>
                  <text:p text:style-name="P3">光的 亮、暗 變化 <text:span text:style-name="T64">↔</text:span><text:span text:style-name="T8"> 量變</text:span>。</text:p>
                  <text:list>
                    <text:list-item>
                      <text:p text:style-name="P4">光的 <text:span text:style-name="T10">色調值、濃度值、亮度值</text:span> 變化 <text:span text:style-name="T64">↔</text:span><text:span text:style-name="T8"> 量變、能量型質變、振幅型量變、頻率型量變</text:span>。</text:p>
                    </text:list-item>
                  </text:list>
                </text:list-item>
                <text:list-item>
                  <text:p text:style-name="P4">光 從 光 變成 化學能、電訊號 <text:span text:style-name="T64">↔</text:span><text:span text:style-name="T8"> 質變、能量型質變、（從弦波）編碼（成方波）型質變</text:span>。</text:p>
                  <text:list>
                    <text:list-item>
                      <text:p text:style-name="P5">光 <text:span text:style-name="T65">↔</text:span><text:span text:style-name="T9"> 電磁波、弦波</text:span>。</text:p>
                    </text:list-item>
                    <text:list-item>
                      <text:p text:style-name="P6">電訊號 <text:span text:style-name="T65">↔</text:span><text:span text:style-name="T9"> 電能、方波</text:span>。</text:p>
                    </text:list-item>
                  </text:list>
                </text:list-item>
              </text:list>
            </text:list-item>
            <text:list-item>
              <text:p text:style-name="P6">明顯例子，馬達。</text:p>
              <text:list>
                <text:list-item>
                  <text:p text:style-name="P7">光、磁場 的 大、小 變化 <text:span text:style-name="T64">↔</text:span><text:span text:style-name="T8"> 量變、能量型量變、光型量變、磁場型量變</text:span>。</text:p>
                </text:list-item>
                <text:list-item>
                  <text:p text:style-name="P7">光、能量 從 光 變成 力 <text:span text:style-name="T64">↔</text:span><text:span text:style-name="T8"> 質變、能量型質變</text:span>。</text:p>
                </text:list-item>
              </text:list>
            </text:list-item>
            <text:list-item>
              <text:p text:style-name="P8">明顯例子，物體 自由落體。</text:p>
              <text:list>
                <text:list-item>
                  <text:p text:style-name="P9">位能 從 大 變成 小 <text:span text:style-name="T64">↔</text:span><text:span text:style-name="T8"> 量變</text:span>。</text:p>
                  <text:list>
                    <text:list-item>
                      <text:p text:style-name="P10">從 位能 變成 位能 <text:span text:style-name="T64">↔</text:span><text:span text:style-name="T8"> 量變、能量型量變、位能型量變</text:span>。</text:p>
                    </text:list-item>
                  </text:list>
                </text:list-item>
                <text:list-item>
                  <text:p text:style-name="P11">能量 從 位能 變成 動能 <text:span text:style-name="T64">↔</text:span><text:span text:style-name="T8"> 質變</text:span>。</text:p>
                  <text:list>
                    <text:list-item>
                      <text:p text:style-name="P10">從 位能 變成 動能 <text:span text:style-name="T64">↔</text:span><text:span text:style-name="T8"> 質變、能量型質變</text:span>。</text:p>
                    </text:list-item>
                  </text:list>
                </text:list-item>
              </text:list>
            </text:list-item>
            <text:list-item>
              <text:p text:style-name="P9">明顯例子，<text:span text:style-name="T11">E = </text:span><text:span text:style-name="T12">m * c</text:span><text:span text:style-name="T1">2</text:span>。</text:p>
              <text:list>
                <text:list-item>
                  <text:p text:style-name="P9">從 能量 變成 能量 <text:span text:style-name="T64">↔</text:span><text:span text:style-name="T8"> 量變</text:span>。</text:p>
                </text:list-item>
                <text:list-item>
                  <text:p text:style-name="P9">從 能量 變成 物質 <text:span text:style-name="T64">↔</text:span><text:span text:style-name="T8"> 質變</text:span>。</text:p>
                </text:list-item>
              </text:list>
            </text:list-item>
            <text:list-item>
              <text:p text:style-name="P12">明顯例子。</text:p>
              <text:list>
                <text:list-item>
                  <text:p text:style-name="P12"><text:span text:style-name="T13">從 第一個&lt;?</text:span><text:span text:style-name="T14">a&gt;個體</text:span><text:span text:style-name="T13"> 變成 第二個&lt;?</text:span><text:span text:style-name="T14">a&gt;個體</text:span> <text:span text:style-name="T64">↔</text:span><text:span text:style-name="T8"> 量變、宗態層級型量變</text:span>。</text:p>
                </text:list-item>
                <text:list-item>
                  <text:p text:style-name="P13"><text:span text:style-name="T13">從 &lt;?</text:span><text:span text:style-name="T14">a&gt;個體</text:span><text:span text:style-name="T13"> 變成 &lt;?</text:span><text:span text:style-name="T14">b&gt;個</text:span><text:span text:style-name="T63">體</text:span> <text:span text:style-name="T64">↔</text:span><text:span text:style-name="T8"> 質變、宗態層級型質變</text:span>。</text:p>
                </text:list-item>
              </text:list>
            </text:list-item>
            <text:list-item>
              <text:p text:style-name="P13">明顯例子。</text:p>
              <text:list>
                <text:list-item>
                  <text:p text:style-name="P13">假定，第一個個體 要 維護、增加 權力、金錢、名聲。</text:p>
                  <text:list>
                    <text:list-item>
                      <text:p text:style-name="P14">要 <text:span text:style-name="T64">↔</text:span><text:span text:style-name="T8"> 想要、需要、已經要、正在要、即將要</text:span>。</text:p>
                    </text:list-item>
                    <text:list-item>
                      <text:p text:style-name="P14">維護 <text:span text:style-name="T64">↔</text:span><text:span text:style-name="T8"> 維持</text:span>。</text:p>
                    </text:list-item>
                    <text:list-item>
                      <text:p text:style-name="P14">增加 <text:span text:style-name="T64">↔</text:span><text:span text:style-name="T8"> 提升、昇華</text:span>。</text:p>
                    </text:list-item>
                    <text:list-item>
                      <text:p text:style-name="P159">權力 <text:span text:style-name="T64">↔</text:span><text:span text:style-name="T8"> </text:span>權力、權利、權限。</text:p>
                    </text:list-item>
                    <text:list-item>
                      <text:p text:style-name="P15">金錢 <text:span text:style-name="T64">↔</text:span><text:span text:style-name="T8"> 利益、資產、資源</text:span>。</text:p>
                    </text:list-item>
                    <text:list-item>
                      <text:p text:style-name="P15">名聲 <text:span text:style-name="T64">↔</text:span><text:span text:style-name="T8"> 名號、</text:span>職位、身分。</text:p>
                    </text:list-item>
                  </text:list>
                </text:list-item>
                <text:list-item>
                  <text:p text:style-name="P16">第一個個體 有機率使用 權力 維護、增加 權力。</text:p>
                  <text:list>
                    <text:list-item>
                      <text:p text:style-name="P17">從 權力 變成 權力 <text:span text:style-name="T64">↔</text:span><text:span text:style-name="T8"> 量變</text:span>。</text:p>
                      <text:list>
                        <text:list-item>
                          <text:p text:style-name="P18">從 權力 變成（（已經、正在、即將）（維護、增加 的）權力）<text:span text:style-name="T64">↔</text:span><text:span text:style-name="T8"> 量變</text:span>。</text:p>
                        </text:list-item>
                        <text:list-item>
                          <text:p text:style-name="P18">從 <text:span text:style-name="T13">((維護、增加)權力)</text:span> 變成（<text:span text:style-name="T13">(已經、正在、即將)(維護、增加 的)</text:span>權力）<text:span text:style-name="T64">↔</text:span><text:span text:style-name="T8"> 量變</text:span>。</text:p>
                        </text:list-item>
                      </text:list>
                    </text:list-item>
                    <text:list-item>
                      <text:p text:style-name="P16">明顯例子，馬太效應、慣性思維。</text:p>
                    </text:list-item>
                    <text:list-item>
                      <text:p text:style-name="P16">抽象例子，存在、內捲、內在機制的運作。</text:p>
                    </text:list-item>
                  </text:list>
                </text:list-item>
                <text:list-item>
                  <text:p text:style-name="P19">第一個個體 有機率 自己去、指揮第二個個體 做 某一特定事情，維護、增加 權力。</text:p>
                  <text:list>
                    <text:list-item>
                      <text:p text:style-name="P20">從 做 變成 權力 <text:span text:style-name="T64">↔</text:span><text:span text:style-name="T8"> 質變</text:span>。</text:p>
                      <text:list>
                        <text:list-item>
                          <text:p text:style-name="P19">從 權力 變成 做 變成 權力 <text:span text:style-name="T64">↔</text:span><text:span text:style-name="T8"> 質變</text:span>。</text:p>
                        </text:list-item>
                        <text:list-item>
                          <text:p text:style-name="P21"><text:span text:style-name="T13">從（維護、增加 權力）</text:span>變成（做 該事情）變成（維護、增加 權力）<text:span text:style-name="T8"> </text:span><text:span text:style-name="T64">↔</text:span><text:span text:style-name="T8"> 質變</text:span>。</text:p>
                        </text:list-item>
                        <text:list-item>
                          <text:p text:style-name="P22">事情 <text:span text:style-name="T64">↔</text:span><text:span text:style-name="T8"> 事件。</text:span></text:p>
                          <text:list>
                            <text:list-item>
                              <text:p text:style-name="P22">事情 <text:span text:style-name="T64">↔</text:span><text:span text:style-name="T8"> 思想、決策、行動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改革、改變思維。</text:p>
                    </text:list-item>
                    <text:list-item>
                      <text:p text:style-name="P22">抽象例子，變化、外科手術、兩個個體的交互作用。</text:p>
                    </text:list-item>
                  </text:list>
                </text:list-item>
              </text:list>
            </text:list-item>
            <text:list-item>
              <text:p text:style-name="P22">明顯例子，假定，第一個個體 是 群體的 立法委員。</text:p>
              <text:list>
                <text:list-item>
                  <text:p text:style-name="P23">假定，第一個個體 要 維護、增加 立法委員的 權力。</text:p>
                </text:list-item>
                <text:list-item>
                  <text:p text:style-name="P23">假定，第一個個體 立法，維持、增加 立法委員的 權力。</text:p>
                  <text:list>
                    <text:list-item>
                      <text:p text:style-name="P24">從 立法委員的權力 變成 立法委員的權力 <text:span text:style-name="T64">↔</text:span><text:span text:style-name="T8"> 量變</text:span>。</text:p>
                      <text:list>
                        <text:list-item>
                          <text:p text:style-name="P25">從 立法委員的（立法）權力 變成（該）立法委員（要）的權力 <text:span text:style-name="T64">↔</text:span><text:span text:style-name="T8"> 量變</text:span>。</text:p>
                        </text:list-item>
                      </text:list>
                    </text:list-item>
                    <text:list-item>
                      <text:p text:style-name="P26">從 權力 變成 權力 <text:span text:style-name="T64">↔</text:span><text:span text:style-name="T8"> 量變</text:span>。</text:p>
                    </text:list-item>
                  </text:list>
                </text:list-item>
                <text:list-item>
                  <text:p text:style-name="P27">假定，第一個個體 聚集群眾 →<text:span text:style-name="T66"> 消失</text:span> 某一特定（其他）立法委員 →<text:span text:style-name="T66"> </text:span>強行 立 某一特定法。</text:p>
                  <text:list>
                    <text:list-item>
                      <text:p text:style-name="P28">假定，該法 是 <text:span text:style-name="T8">能夠 </text:span>維護、增加 立法委員的 權力的 法律。</text:p>
                    </text:list-item>
                    <text:list-item>
                      <text:p text:style-name="P29">從（聚集→消失→立法）變成 權力 <text:span text:style-name="T64">↔</text:span><text:span text:style-name="T8"> 質變</text:span>。</text:p>
                      <text:list>
                        <text:list-item>
                          <text:p text:style-name="P30">從（權力 以外的 其他個體）變成 權力 <text:span text:style-name="T64">↔</text:span><text:span text:style-name="T8"> 質變</text:span>。</text:p>
                          <text:list>
                            <text:list-item>
                              <text:p text:style-name="P30">從（<text:span text:style-name="T13">(立法委員的)權</text:span>力 以外的 其他個體）變成 <text:span text:style-name="T13">(立法委員的)</text:span>權力 <text:span text:style-name="T64">↔</text:span><text:span text:style-name="T8"> 質變</text:span>。</text:p>
                            </text:list-item>
                          </text:list>
                        </text:list-item>
                        <text:list-item>
                          <text:p text:style-name="P31">從 其他個體 變成 權力 <text:span text:style-name="T64">↔</text:span><text:span text:style-name="T8"> 質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明顯例子，英國。</text:p>
              <text:list>
                <text:list-item>
                  <text:p text:style-name="P32">英國殖民。</text:p>
                  <text:list>
                    <text:list-item>
                      <text:p text:style-name="P32">從 英國人 變成 英國人 <text:span text:style-name="T64">↔</text:span><text:span text:style-name="T8"> 量變</text:span>。</text:p>
                    </text:list-item>
                    <text:list-item>
                      <text:p text:style-name="P33">從（在 英國的）英國人 變成（在 美洲的）英國人 <text:span text:style-name="T64">↔</text:span><text:span text:style-name="T8"> 量變</text:span>。</text:p>
                      <text:list>
                        <text:list-item>
                          <text:p text:style-name="P145">從（在）英國（的英國人）變成（在）美洲（的英國人）<text:span text:style-name="T64">↔</text:span><text:span text:style-name="T8"> 質變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2">英國人 在 美洲 建國、發表美國獨立宣言。</text:p>
                  <text:list>
                    <text:list-item>
                      <text:p text:style-name="P33">從 英國人 變成 美國人 <text:span text:style-name="T64">↔</text:span><text:span text:style-name="T8"> 質變</text:span>。</text:p>
                    </text:list-item>
                    <text:list-item>
                      <text:p text:style-name="P34">從（在 美洲的）英國人、印地安人 變成（在 美洲的）美國人 <text:span text:style-name="T64">↔</text:span><text:span text:style-name="T8"> 質變</text:span>。</text:p>
                      <text:list>
                        <text:list-item>
                          <text:p text:style-name="P146">從 人 變成 人 <text:span text:style-name="T64">↔</text:span><text:span text:style-name="T8"> 量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明顯例子，中國。</text:p>
              <text:list>
                <text:list-item>
                  <text:p text:style-name="P35">文化大革命。</text:p>
                  <text:list>
                    <text:list-item>
                      <text:p text:style-name="P33">從 中國人 變成 中國人 <text:span text:style-name="T64">↔</text:span><text:span text:style-name="T8"> 量變</text:span>。</text:p>
                    </text:list-item>
                    <text:list-item>
                      <text:p text:style-name="P36">從（正在傳承 的）中國人 變成（摧毀傳承 的）中國人 <text:span text:style-name="T64">↔</text:span><text:span text:style-name="T8"> 量變</text:span>。</text:p>
                    </text:list-item>
                  </text:list>
                </text:list-item>
                <text:list-item>
                  <text:p text:style-name="P36">滿人、清朝人 佔領 中國大陸。</text:p>
                  <text:list>
                    <text:list-item>
                      <text:p text:style-name="P36">從 明朝人 變成 清朝人 <text:span text:style-name="T64">↔</text:span><text:span text:style-name="T8"> 質變</text:span>。</text:p>
                    </text:list-item>
                    <text:list-item>
                      <text:p text:style-name="P36">從（在 中國大陸的）明朝人 變成（在 中國大陸的）清朝人 <text:span text:style-name="T64">↔</text:span><text:span text:style-name="T8"> 質變</text:span>。</text:p>
                    </text:list-item>
                  </text:list>
                </text:list-item>
              </text:list>
            </text:list-item>
            <text:list-item>
              <text:p text:style-name="P31">明顯例子。</text:p>
              <text:list>
                <text:list-item>
                  <text:p text:style-name="P31">假定，攝<text:span text:style-name="T13">氏</text:span><text:span text:style-name="T15">10000</text:span><text:span text:style-name="T67">度，某一特定個體 是</text:span><text:span text:style-name="T15"> 1%液態、9</text:span><text:span text:style-name="T16">9</text:span><text:span text:style-name="T15">%固態</text:span><text:span text:style-name="T67">。</text:span></text:p>
                </text:list-item>
                <text:list-item>
                  <text:p text:style-name="P37">假定，攝<text:span text:style-name="T13">氏</text:span><text:span text:style-name="T15">100000000</text:span><text:span text:style-name="T67">度，該個體 是</text:span><text:span text:style-name="T15"> </text:span><text:span text:style-name="T17">99</text:span><text:span text:style-name="T15">%液態、</text:span><text:span text:style-name="T17">1</text:span><text:span text:style-name="T15">%固態</text:span>。</text:p>
                  <text:list>
                    <text:list-item>
                      <text:p text:style-name="P37">從 攝<text:span text:style-name="T13">氏</text:span><text:span text:style-name="T15">10000度 到 </text:span><text:span text:style-name="T13">攝氏</text:span><text:span text:style-name="T15">100000000</text:span><text:span text:style-name="T67">度，從 </text:span><text:span text:style-name="T15">1%液態</text:span><text:span text:style-name="T67"> 到 </text:span><text:span text:style-name="T17">99</text:span><text:span text:style-name="T15">%液態</text:span><text:span text:style-name="T67"> </text:span><text:span text:style-name="T64">↔</text:span><text:span text:style-name="T8"> 量變</text:span>。</text:p>
                    </text:list-item>
                  </text:list>
                </text:list-item>
                <text:list-item>
                  <text:p text:style-name="P38">假定，其他個體 認定，攝<text:span text:style-name="T13">氏</text:span><text:span text:style-name="T15">10000度、9</text:span><text:span text:style-name="T16">9</text:span><text:span text:style-name="T15">%固態</text:span><text:span text:style-name="T67">，該個體 是 固態個體</text:span>。</text:p>
                </text:list-item>
                <text:list-item>
                  <text:p text:style-name="P39">假定，其他個體 認定，攝<text:span text:style-name="T13">氏</text:span><text:span text:style-name="T15">100000000度、</text:span><text:span text:style-name="T17">99</text:span><text:span text:style-name="T15">%液態</text:span><text:span text:style-name="T67">，該個體 是 液態個體</text:span>。</text:p>
                  <text:list>
                    <text:list-item>
                      <text:p text:style-name="P40">從 攝<text:span text:style-name="T13">氏</text:span><text:span text:style-name="T15">10000度 到 </text:span><text:span text:style-name="T13">攝氏</text:span><text:span text:style-name="T15">100000000</text:span><text:span text:style-name="T67">度，從 固態個體 到 液態個體 </text:span><text:span text:style-name="T64">↔</text:span><text:span text:style-name="T8"> 質變</text:span>。</text:p>
                    </text:list-item>
                  </text:list>
                </text:list-item>
                <text:list-item>
                  <text:p text:style-name="P41">從 攝<text:span text:style-name="T13">氏</text:span><text:span text:style-name="T15">10000度 到 </text:span><text:span text:style-name="T13">攝氏</text:span><text:span text:style-name="T15">100000000</text:span><text:span text:style-name="T67">度，該個體的 變化（同時）是 量變、質變</text:span>。</text:p>
                  <text:list>
                    <text:list-item>
                      <text:p text:style-name="P41">假定，以 液態的佔比 為 座標系。</text:p>
                      <text:list>
                        <text:list-item>
                          <text:p text:style-name="P41">該個體 是 量變。</text:p>
                        </text:list-item>
                      </text:list>
                    </text:list-item>
                    <text:list-item>
                      <text:p text:style-name="P41">假定，以 相態 為 座標系。</text:p>
                      <text:list>
                        <text:list-item>
                          <text:p text:style-name="P41">該個體 是 質變。</text:p>
                        </text:list-item>
                      </text:list>
                    </text:list-item>
                    <text:list-item>
                      <text:p text:style-name="P41">假定，以 該個體 為 座標系。</text:p>
                      <text:list>
                        <text:list-item>
                          <text:p text:style-name="P42">該個體 <text:span text:style-name="T67">是 量變、質變、量質二相性</text:span>。</text:p>
                          <text:list>
                            <text:list-item>
                              <text:p text:style-name="P43"><text:span text:style-name="T67">量質二相性 </text:span><text:span text:style-name="T64">↔</text:span><text:span text:style-name="T8"> 波粒二象性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9"><text:bookmark-start text:name="哲學"/>哲學<text:bookmark-end text:name="哲學"/></text:p>
          <text:list>
            <text:list-item>
              <text:p text:style-name="P43">思想 有機率 維持、提升、昇華 思想、決策、行動。</text:p>
              <text:list>
                <text:list-item>
                  <text:p text:style-name="P44">思想、決策、行動。</text:p>
                  <text:list>
                    <text:list-item>
                      <text:p text:style-name="P43">哲學 <text:span text:style-name="T70">↔</text:span><text:span text:style-name="T68"> 思想</text:span>。</text:p>
                    </text:list-item>
                    <text:list-item>
                      <text:p text:style-name="P45">大腦判斷 <text:span text:style-name="T68">↔ 決策</text:span>。</text:p>
                    </text:list-item>
                    <text:list-item>
                      <text:p text:style-name="P43">感測、交互作用 <text:span text:style-name="T68">↔ 行動</text:span>。</text:p>
                    </text:list-item>
                  </text:list>
                </text:list-item>
                <text:list-item>
                  <text:p text:style-name="P43">思想、決策、行動。</text:p>
                  <text:list>
                    <text:list-item>
                      <text:p text:style-name="P43">個體 有機率（只）會 思想，不會 決策、行動。</text:p>
                      <text:list>
                        <text:list-item>
                          <text:p text:style-name="P43">明顯例子，思想家。</text:p>
                        </text:list-item>
                      </text:list>
                    </text:list-item>
                    <text:list-item>
                      <text:p text:style-name="P46">個體 有機率（只）會 決策，不會 思想、行動。</text:p>
                      <text:list>
                        <text:list-item>
                          <text:p text:style-name="P46">明顯例子，（沒有進行思考、只依靠經驗和本能 就 下決策的）決策者。</text:p>
                        </text:list-item>
                      </text:list>
                    </text:list-item>
                    <text:list-item>
                      <text:p text:style-name="P43">個體 有機率（只）會 行動，不會 思想、決策。</text:p>
                      <text:list>
                        <text:list-item>
                          <text:p text:style-name="P43">明顯例子，（沒有進行思考和決策、只依靠本能 就 行動的）行動者。</text:p>
                        </text:list-item>
                      </text:list>
                    </text:list-item>
                    <text:list-item>
                      <text:p text:style-name="P46">個體 有機率（只）會 思想、決策，不會 行動。</text:p>
                      <text:list>
                        <text:list-item>
                          <text:p text:style-name="P47">明顯例子，（有進行思考 依照思考的結果 下決策的）決策者。</text:p>
                        </text:list-item>
                      </text:list>
                    </text:list-item>
                    <text:list-item>
                      <text:p text:style-name="P46">個體 有機率（只）會 思想、行動，不會 決策。</text:p>
                      <text:list>
                        <text:list-item>
                          <text:p text:style-name="P46">明顯例子，擁有 選擇障礙的 個體。</text:p>
                        </text:list-item>
                      </text:list>
                    </text:list-item>
                    <text:list-item>
                      <text:p text:style-name="P46">個體 有機率（只）會 決策、行動，不會 思想。</text:p>
                      <text:list>
                        <text:list-item>
                          <text:p text:style-name="P46">明顯例子，深藍（電腦）。</text:p>
                        </text:list-item>
                      </text:list>
                    </text:list-item>
                    <text:list-item>
                      <text:p text:style-name="P46">個體 有機率 會 思想、決策、行動。</text:p>
                      <text:list>
                        <text:list-item>
                          <text:p text:style-name="P46">明顯例子，亞里斯多德、尼古拉<text:span text:style-name="T47">·</text:span>特斯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0"><text:span text:style-name="T78">哲學 描述 </text:span>字詞。</text:p>
              <text:list>
                <text:list-item>
                  <text:p text:style-name="P148">（<text:span text:style-name="T85">字詞 的 相關描述在 </text:span><text:span text:style-name="T82">哲學</text:span><text:span text:style-name="T85"> 文件群的 </text:span><text:span text:style-name="T82">字詞</text:span><text:span text:style-name="T84">）</text:span></text:p>
                </text:list-item>
                <text:list-item>
                  <text:p text:style-name="P151"><text:span text:style-name="T78">哲學 對 字詞 </text:span>推廣化、深入化、實體化、抽象化。</text:p>
                  <text:list>
                    <text:list-item>
                      <text:p text:style-name="P48">推廣化 <text:span text:style-name="T71">↔</text:span><text:span text:style-name="T74"> 函數修改化</text:span>。</text:p>
                    </text:list-item>
                    <text:list-item>
                      <text:p text:style-name="P48">深入化 <text:span text:style-name="T71">↔</text:span><text:span text:style-name="T74"> </text:span>函數曲線<text:span text:style-name="T74">化</text:span>。</text:p>
                    </text:list-item>
                    <text:list-item>
                      <text:p text:style-name="P48">實體化 <text:span text:style-name="T71">↔</text:span><text:span text:style-name="T74"> 函數</text:span>實體化。</text:p>
                    </text:list-item>
                    <text:list-item>
                      <text:p text:style-name="P48">抽象化 <text:span text:style-name="T71">↔</text:span><text:span text:style-name="T74"> 函數名稱化</text:span>。</text:p>
                    </text:list-item>
                    <text:list-item>
                      <text:p text:style-name="P48">明顯例子，蘋果。</text:p>
                      <text:list>
                        <text:list-item>
                          <text:p text:style-name="P49">蘋果 →（抽象化）→ 水果。</text:p>
                        </text:list-item>
                        <text:list-item>
                          <text:p text:style-name="P49">水果 →（實體化）→ 香蕉。</text:p>
                        </text:list-item>
                        <text:list-item>
                          <text:p text:style-name="P49">香蕉 →（深入化）→ 香、蕉。</text:p>
                        </text:list-item>
                        <text:list-item>
                          <text:p text:style-name="P49">香 →（推廣化）→ 香水。</text:p>
                        </text:list-item>
                        <text:list-item>
                          <text:p text:style-name="P50">香水 →（深入化）→ 有 香味的 液體。</text:p>
                        </text:list-item>
                        <text:list-item>
                          <text:p text:style-name="P51">有 香味的 液體 →（實體化）→ 有 香味的 玫瑰精油。</text:p>
                        </text:list-item>
                        <text:list-item>
                          <text:p text:style-name="P52">有 香味的 玫瑰精油 →（抽象化）→ 有 味道的 油。</text:p>
                        </text:list-item>
                      </text:list>
                    </text:list-item>
                  </text:list>
                </text:list-item>
                <text:list-item>
                  <text:p text:style-name="P53">哲學 對 字詞 推廣化、深入化、實體化、抽象化。</text:p>
                  <text:list>
                    <text:list-item>
                      <text:p text:style-name="P152">推廣化<text:span text:style-name="T78"> </text:span><text:span text:style-name="T80">↔</text:span><text:span text:style-name="T79"> 排列組合化、修改增減化、</text:span><text:span text:style-name="T78">函數修改</text:span><text:span text:style-name="T79">化</text:span>。</text:p>
                      <text:list>
                        <text:list-item>
                          <text:p text:style-name="P54"><text:span text:style-name="T74">排列組合化 的 </text:span>明顯例子，愛的文明 的字詞 是 愛、的、文、明。</text:p>
                          <text:list>
                            <text:list-item>
                              <text:p text:style-name="P55">愛的文明 →（排列組合化）→ 文明的愛、文明愛的、愛文明的、愛文明、愛。</text:p>
                              <text:list>
                                <text:list-item>
                                  <text:p text:style-name="P56">明顯例子，哲學（再）對 文明的愛 推廣化、深入化、實體化、抽象化。</text:p>
                                </text:list-item>
                              </text:list>
                            </text:list-item>
                            <text:list-item>
                              <text:p text:style-name="P57">愛的文明 →（排列組合化）→ 愛的明文、明文的愛、明愛的文、明的愛文。</text:p>
                            </text:list-item>
                          </text:list>
                        </text:list-item>
                        <text:list-item>
                          <text:p text:style-name="P58">函數修改<text:span text:style-name="T74">化 的 </text:span>明顯例子<text:span text:style-name="T11">，</text:span><text:span text:style-name="T60">ax</text:span><text:span text:style-name="T2">2</text:span><text:span text:style-name="T60"> + bx + c </text:span>修改成 <text:span text:style-name="T60">ax</text:span><text:span text:style-name="T2">3</text:span><text:span text:style-name="T60"> + 5bx + c</text:span>。</text:p>
                        </text:list-item>
                        <text:list-item>
                          <text:p text:style-name="P58">明顯例子，變化化。</text:p>
                          <text:list>
                            <text:list-item>
                              <text:p text:style-name="P59">變化<text:span text:style-name="T74"> 是</text:span>（存在、變化 的<text:span text:style-name="T11">）</text:span>變化。</text:p>
                            </text:list-item>
                          </text:list>
                        </text:list-item>
                        <text:list-item>
                          <text:p text:style-name="P58">抽象例子，繁殖、突變、複製。</text:p>
                        </text:list-item>
                      </text:list>
                    </text:list-item>
                    <text:list-item>
                      <text:p text:style-name="P153">深入化<text:span text:style-name="T78"> </text:span><text:span text:style-name="T80">↔</text:span><text:span text:style-name="T79"> 定義化、</text:span><text:span text:style-name="T78">函數曲線</text:span><text:span text:style-name="T79">化、函數方程式化</text:span><text:span text:style-name="T74">。</text:span></text:p>
                      <text:list>
                        <text:list-item>
                          <text:p text:style-name="P60"><text:span text:style-name="T74">使用 不同角度、不同視角、不同情境 描述 字詞</text:span>。</text:p>
                        </text:list-item>
                        <text:list-item>
                          <text:p text:style-name="P60">明顯例子，本質化。</text:p>
                          <text:list>
                            <text:list-item>
                              <text:p text:style-name="P59">本質<text:span text:style-name="T74"> 是</text:span>（本質、現象 的<text:span text:style-name="T11">）</text:span>本質。</text:p>
                            </text:list-item>
                          </text:list>
                        </text:list-item>
                        <text:list-item>
                          <text:p text:style-name="P61">抽象例子，手電筒 使用 <text:span text:style-name="T74">不同 角度、位置、亮度、顏色、範圍 照射 某一特定個體</text:span>。</text:p>
                        </text:list-item>
                        <text:list-item>
                          <text:p text:style-name="P62">抽象例子，描述 不同 溫度、壓力、大小、動能、位能、電能 情況的<text:span text:style-name="T74"> 某一特定個體</text:span>。</text:p>
                        </text:list-item>
                        <text:list-item>
                          <text:p text:style-name="P62">抽象例子，遞迴、分形、拆解。</text:p>
                        </text:list-item>
                      </text:list>
                    </text:list-item>
                    <text:list-item>
                      <text:p text:style-name="P154">實體化<text:span text:style-name="T78"> </text:span><text:span text:style-name="T80">↔</text:span><text:span text:style-name="T79"> 物件化、日常生活化、修煉生活化、新知生活化、跨領域移植</text:span>。</text:p>
                      <text:list>
                        <text:list-item>
                          <text:p text:style-name="P63"><text:span text:style-name="T74">物件 是</text:span>（程式語言的<text:span text:style-name="T11">）</text:span><text:span text:style-name="T74">物件</text:span>。</text:p>
                        </text:list-item>
                        <text:list-item>
                          <text:p text:style-name="P64"><text:span text:style-name="T74">新知生活化 的 </text:span>明顯例子<text:span text:style-name="T11">，</text:span><text:span text:style-name="T74">新知 日常生活化、修煉生活化</text:span>。</text:p>
                          <text:list>
                            <text:list-item>
                              <text:p text:style-name="P65"><text:span text:style-name="T74">新知 的 </text:span>明顯例子<text:span text:style-name="T11">，</text:span><text:span text:style-name="T74">新的 知識</text:span>。</text:p>
                            </text:list-item>
                          </text:list>
                        </text:list-item>
                        <text:list-item>
                          <text:p text:style-name="P65">明顯例子，存在化。</text:p>
                          <text:list>
                            <text:list-item>
                              <text:p text:style-name="P59">存在<text:span text:style-name="T74"> 是</text:span>（存在、變化 的<text:span text:style-name="T11">）</text:span>存在。</text:p>
                            </text:list-item>
                            <text:list-item>
                              <text:p text:style-name="P66">存在<text:span text:style-name="T74"> 是</text:span>（存在、影子 的<text:span text:style-name="T11">）</text:span>存在。</text:p>
                            </text:list-item>
                          </text:list>
                        </text:list-item>
                        <text:list-item>
                          <text:p text:style-name="P65">抽象例子，（亞里斯多德 認定的）實現。</text:p>
                        </text:list-item>
                      </text:list>
                    </text:list-item>
                    <text:list-item>
                      <text:p text:style-name="P155">抽象化<text:span text:style-name="T78"> </text:span><text:span text:style-name="T80">↔</text:span><text:span text:style-name="T79"> 類別化、數學化、函數名稱化</text:span>。</text:p>
                      <text:list>
                        <text:list-item>
                          <text:p text:style-name="P67"><text:span text:style-name="T74">類別 是</text:span>（程式語言的<text:span text:style-name="T11">）</text:span><text:span text:style-name="T74">類別</text:span>。</text:p>
                        </text:list-item>
                        <text:list-item>
                          <text:p text:style-name="P68">明顯例子，現象化、影子化。</text:p>
                          <text:list>
                            <text:list-item>
                              <text:p text:style-name="P68">現象<text:span text:style-name="T74"> 是</text:span>（本質、現象 的<text:span text:style-name="T11">）</text:span>現象。</text:p>
                            </text:list-item>
                            <text:list-item>
                              <text:p text:style-name="P69">影子<text:span text:style-name="T74"> 是</text:span>（存在、影子 的<text:span text:style-name="T11">）</text:span>影子。</text:p>
                            </text:list-item>
                          </text:list>
                        </text:list-item>
                        <text:list-item>
                          <text:p text:style-name="P68">抽象例子，（亞里斯多德 認定的）潛能。</text:p>
                        </text:list-item>
                      </text:list>
                    </text:list-item>
                  </text:list>
                </text:list-item>
                <text:list-item>
                  <text:p text:style-name="P70">推廣化、深入化 有機率需要 提升、昇華 哲學。</text:p>
                  <text:list>
                    <text:list-item>
                      <text:p text:style-name="P71">推廣化、深入化 有機率出現 無限迴圈、無限繁殖 現象。</text:p>
                      <text:list>
                        <text:list-item>
                          <text:p text:style-name="P71">反制。</text:p>
                          <text:list>
                            <text:list-item>
                              <text:p text:style-name="P72">明顯例子，要 有節制的、有限次數的 排列組合<text:span text:style-name="T74">、修改增減、</text:span>函數曲線<text:span text:style-name="T74">化</text:span>。</text:p>
                            </text:list-item>
                            <text:list-item>
                              <text:p text:style-name="P71">明顯例子，<text:span text:style-name="T77">有限迴圈、有限繁殖。</text:span></text:p>
                            </text:list-item>
                            <text:list-item>
                              <text:p text:style-name="P67">抽象例子，（程式語言的<text:span text:style-name="T13">）</text:span><text:span text:style-name="T18">for迴</text:span><text:span text:style-name="T77">圈、有限次數的遞迴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抽象例子，邊走邊（使用 手電筒）照亮。</text:p>
                    </text:list-item>
                    <text:list-item>
                      <text:p text:style-name="P74">抽象例子，手電筒 照亮的 廣度、角度 <text:span text:style-name="T71">↔</text:span><text:span text:style-name="T74"> </text:span>推廣化。</text:p>
                    </text:list-item>
                    <text:list-item>
                      <text:p text:style-name="P74">抽象例子，手電筒 照亮的 深度、長度 <text:span text:style-name="T71">↔</text:span><text:span text:style-name="T74"> </text:span>深入化。</text:p>
                      <text:list>
                        <text:list-item>
                          <text:p text:style-name="P75">手電筒 照亮的 範圍 不是 無限。</text:p>
                        </text:list-item>
                        <text:list-item>
                          <text:p text:style-name="P75">手電筒 照亮的 範圍 是 有限。</text:p>
                          <text:list>
                            <text:list-item>
                              <text:p text:style-name="P76">範圍 <text:span text:style-name="T71">↔</text:span><text:span text:style-name="T74"> </text:span>廣度、角度、深度、長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7">實體化 有機率有 實際用途。</text:p>
                  <text:list>
                    <text:list-item>
                      <text:p text:style-name="P78">抽象例子，手電筒 照亮的 物體 <text:span text:style-name="T71">↔</text:span><text:span text:style-name="T74"> </text:span>實體化。</text:p>
                    </text:list-item>
                    <text:list-item>
                      <text:p text:style-name="P79"><text:span text:style-name="T74">日常生活化、新知生活化、跨領域移植 有機率不需要 </text:span>節制、自我限縮。</text:p>
                    </text:list-item>
                    <text:list-item>
                      <text:p text:style-name="P79"><text:span text:style-name="T74">日常生活化、新知生活化、跨領域移植 有機率需要 多多益善、持續不斷的提升和昇華</text:span>。</text:p>
                    </text:list-item>
                  </text:list>
                </text:list-item>
                <text:list-item>
                  <text:p text:style-name="P77">抽象化 有機率 方便、快速、電腦化 遞迴、拓展、推廣化、深入化、實體化、（再）抽象化。</text:p>
                  <text:list>
                    <text:list-item>
                      <text:p text:style-name="P80">抽象例子，手電筒 照亮（物體）的 影子 <text:span text:style-name="T71">↔</text:span><text:span text:style-name="T74"> </text:span>抽象化。</text:p>
                    </text:list-item>
                  </text:list>
                </text:list-item>
                <text:list-item>
                  <text:p text:style-name="P81">抽象描述，哲學 對 字詞 推廣化、深入化、實體化、抽象化。</text:p>
                  <text:list>
                    <text:list-item>
                      <text:p text:style-name="P81">推廣化、深入化 <text:span text:style-name="T71">↔</text:span><text:span text:style-name="T74"> </text:span><text:span text:style-name="T51">n</text:span><text:span text:style-name="T81">維坐標系的 第</text:span><text:span text:style-name="T49">1</text:span><text:span text:style-name="T74">維、第</text:span><text:span text:style-name="T50">2</text:span><text:span text:style-name="T74">維</text:span>。</text:p>
                      <text:list>
                        <text:list-item>
                          <text:p text:style-name="P82">擴充化 <text:span text:style-name="T71">↔</text:span><text:span text:style-name="T74"> </text:span><text:span text:style-name="T51">n</text:span><text:span text:style-name="T81">維坐標系的 第</text:span><text:span text:style-name="T61">i</text:span><text:span text:style-name="T81">維</text:span>。</text:p>
                          <text:list>
                            <text:list-item>
                              <text:p text:style-name="P83"><text:span text:style-name="T61">n </text:span><text:span text:style-name="T55">≥</text:span><text:span text:style-name="T61"> i </text:span><text:span text:style-name="T55">≥</text:span><text:span text:style-name="T61"> 1</text:span>。</text:p>
                            </text:list-item>
                          </text:list>
                        </text:list-item>
                        <text:list-item>
                          <text:p text:style-name="P84">維度型擴充 <text:span text:style-name="T71">↔</text:span><text:span text:style-name="T74"> 從 </text:span><text:span text:style-name="T51">n</text:span><text:span text:style-name="T81">維坐標系的 變成</text:span><text:span text:style-name="T58"> </text:span><text:span text:style-name="T59">m</text:span><text:span text:style-name="T81">維坐標系</text:span>。</text:p>
                          <text:list>
                            <text:list-item>
                              <text:p text:style-name="P131"><text:span text:style-name="T11">m &gt; n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實體化 <text:span text:style-name="T71">↔</text:span><text:span text:style-name="T74"> 函數（代入）數值</text:span>化。</text:p>
                    </text:list-item>
                    <text:list-item>
                      <text:p text:style-name="P81">抽象化 <text:span text:style-name="T71">↔</text:span><text:span text:style-name="T74"> 函數名稱化</text:span>。</text:p>
                    </text:list-item>
                  </text:list>
                </text:list-item>
              </text:list>
            </text:list-item>
            <text:list-item>
              <text:p text:style-name="P132">哲學數學化。</text:p>
              <text:list>
                <text:list-item>
                  <text:p text:style-name="P85">明顯例子。</text:p>
                  <text:list>
                    <text:list-item>
                      <text:p text:style-name="P156">哲學<text:span text:style-name="T78"> 哲學</text:span><text:span text:style-name="T74">數學化</text:span>。</text:p>
                      <text:list>
                        <text:list-item>
                          <text:p text:style-name="P85">抽象化。</text:p>
                        </text:list-item>
                        <text:list-item>
                          <text:p text:style-name="P85">哲學數學化的 過程、結果。</text:p>
                          <text:list>
                            <text:list-item>
                              <text:p text:style-name="P85">有機率不是 明確的數值、某一特定數值。</text:p>
                              <text:list>
                                <text:list-item>
                                  <text:p text:style-name="P85">明顯例子，有機率不是<text:span text:style-name="T13"> </text:span><text:span text:style-name="T42">1、1~10000、（</text:span><text:span text:style-name="T44">1+10000</text:span><text:span text:style-name="T42">）</text:span><text:span text:style-name="T108">。</text:span></text:p>
                                </text:list-item>
                              </text:list>
                            </text:list-item>
                            <text:list-item>
                              <text:p text:style-name="P85">有機率是 代數、（方程式的）符號、概率值、大概值、模糊不清的值、加減乘除。</text:p>
                              <text:list>
                                <text:list-item>
                                  <text:p text:style-name="P85">明顯例子<text:span text:style-name="T13">，有機率是 </text:span><text:span text:style-name="T41">x、f(x)、（</text:span><text:span text:style-name="T43">ax</text:span><text:span text:style-name="T3">2</text:span><text:span text:style-name="T43">+bx+c</text:span><text:span text:style-name="T41">）</text:span><text:span text:style-name="T10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5">哲學 直接翻譯成 數學。</text:p>
                          <text:list>
                            <text:list-item>
                              <text:p text:style-name="P156">有機率<text:span text:style-name="T78">（更多的）</text:span>失真。</text:p>
                            </text:list-item>
                            <text:list-item>
                              <text:p text:style-name="P85">明顯例子，程式語言。</text:p>
                              <text:list>
                                <text:list-item>
                                  <text:p text:style-name="P86"><text:span text:style-name="T45">VB →（直接 修改、翻譯 語法、指令、程式碼，C語言化</text:span><text:span text:style-name="T46">）</text:span><text:span text:style-name="T45">→ C語言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使用 數學工具、數學公式、數學模型 發展（哲學<text:span text:style-name="T74">數學化 之後的</text:span>）哲學。</text:p>
                      <text:list>
                        <text:list-item>
                          <text:p text:style-name="P85">推廣化、深入化。</text:p>
                        </text:list-item>
                      </text:list>
                    </text:list-item>
                    <text:list-item>
                      <text:p text:style-name="P85">（哲學<text:span text:style-name="T74">數學化 之後的</text:span>）哲學 <text:span text:style-name="T74">數學</text:span>哲學<text:span text:style-name="T74">化、數學物理化、日常生活化</text:span>。</text:p>
                      <text:list>
                        <text:list-item>
                          <text:p text:style-name="P85">實體化。</text:p>
                        </text:list-item>
                        <text:list-item>
                          <text:p text:style-name="P156">有機率<text:span text:style-name="T78"> 失真、</text:span>得出奇怪的結果。</text:p>
                          <text:list>
                            <text:list-item>
                              <text:p text:style-name="P85">得出奇怪的結果 <text:span text:style-name="T72">↔</text:span><text:span text:style-name="T86"> </text:span>哲學災難。</text:p>
                              <text:list>
                                <text:list-item>
                                  <text:p text:style-name="P87">抽象例子，紫外災難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7">明顯例子。</text:p>
                  <text:list>
                    <text:list-item>
                      <text:p text:style-name="P87">已知，哲學、數學 基於、根基是 邏輯學。</text:p>
                      <text:list>
                        <text:list-item>
                          <text:p text:style-name="P87">哲學、數學 擁有（部分）相同的 邏輯。</text:p>
                        </text:list-item>
                        <text:list-item>
                          <text:p text:style-name="P87">抽象例子，邏輯學 是 哲學、數學 的 公倍數。</text:p>
                        </text:list-item>
                        <text:list-item>
                          <text:p text:style-name="P87">抽象例子，假定 <text:span text:style-name="T13">邏輯學</text:span><text:span text:style-name="T39">=</text:span><text:span text:style-name="T40">210</text:span><text:span text:style-name="T13"> 是 哲學=</text:span><text:span text:style-name="T39">15</text:span><text:span text:style-name="T13">、數學</text:span><text:span text:style-name="T39">=21，</text:span>相同的 邏輯 =<text:span text:style-name="T39"> 3</text:span>。</text:p>
                        </text:list-item>
                        <text:list-item>
                          <text:p text:style-name="P87">明顯例子，哲學 → <text:span text:style-name="T62">(</text:span>哲學、數學 的共同語言化<text:span text:style-name="T62">) </text:span><text:span text:style-name="T11">→</text:span><text:span text:style-name="T105"> 共同語言 </text:span><text:span text:style-name="T106">→</text:span><text:span text:style-name="T105"> </text:span><text:span text:style-name="T62">(</text:span><text:span text:style-name="T105">數學化</text:span><text:span text:style-name="T62">) → </text:span><text:span text:style-name="T105">數學</text:span>。</text:p>
                          <text:list>
                            <text:list-item>
                              <text:p text:style-name="P87">明顯例子，程式語<text:span text:style-name="T13">言。</text:span></text:p>
                              <text:list>
                                <text:list-item>
                                  <text:p text:style-name="P87"><text:span text:style-name="T45">VB →（編譯）→ 組合語言、機械碼 →</text:span><text:span text:style-name="T46">（</text:span><text:span text:style-name="T45">反編譯</text:span><text:span text:style-name="T46"> </text:span><text:span text:style-name="T45">C語言化</text:span><text:span text:style-name="T46">）</text:span><text:span text:style-name="T45">→ C語言</text:span><text:span text:style-name="T109">。</text:span></text:p>
                                </text:list-item>
                                <text:list-item>
                                  <text:p text:style-name="P87">有機率 等效、映射、遺失、改變含意、沒有相對應的指令。</text:p>
                                </text:list-item>
                                <text:list-item>
                                  <text:p text:style-name="P87">原因<text:span text:style-name="T13">很明顯，VB、C語言 的 </text:span>指令集 不相同、沒有一模一樣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哲學 → <text:span text:style-name="T62">(</text:span>哲學邏輯學化<text:span text:style-name="T62">) </text:span><text:span text:style-name="T11">→</text:span><text:span text:style-name="T105"> 哲學型邏輯學 </text:span><text:span text:style-name="T106">→</text:span><text:span text:style-name="T105"> </text:span><text:span text:style-name="T62">(</text:span><text:span text:style-name="T105">邏輯學數學化</text:span><text:span text:style-name="T62">) →</text:span><text:span text:style-name="T105"> 邏輯學型數學</text:span>。</text:p>
                      <text:list>
                        <text:list-item>
                          <text:p text:style-name="P87">有機率 失真。</text:p>
                        </text:list-item>
                        <text:list-item>
                          <text:p text:style-name="P87"><text:span text:style-name="T105">邏輯學數學化</text:span>的 過程、結果。</text:p>
                          <text:list>
                            <text:list-item>
                              <text:p text:style-name="P87">有機率不是 明確的數值、某一特定數值、加減乘除。</text:p>
                              <text:list>
                                <text:list-item>
                                  <text:p text:style-name="P87">明顯例子，有機率不是<text:span text:style-name="T13"> </text:span><text:span text:style-name="T42">1、1~10000、（</text:span><text:span text:style-name="T44">1+10000</text:span><text:span text:style-name="T42">）</text:span><text:span text:style-name="T108">。</text:span></text:p>
                                </text:list-item>
                                <text:list-item>
                                  <text:p text:style-name="P88">明顯例子<text:span text:style-name="T13">，有機率是 </text:span><text:span text:style-name="T41">x、f(x)、（</text:span><text:span text:style-name="T43">ax</text:span><text:span text:style-name="T3">2</text:span><text:span text:style-name="T43">+bx+c</text:span><text:span text:style-name="T41">）</text:span><text:span text:style-name="T107">。</text:span></text:p>
                                </text:list-item>
                              </text:list>
                            </text:list-item>
                            <text:list-item>
                              <text:p text:style-name="P87">有機率是 代數、（方程式的）符號、概率值、大概值、模糊不清的值、邏輯運算。</text:p>
                              <text:list>
                                <text:list-item>
                                  <text:p text:style-name="P87"><text:span text:style-name="T13">邏輯運算 的 明顯例子，AND運算、OR運算、NOT</text:span>運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使用 數學工具、數學公式、數學模型 計算 <text:span text:style-name="T105">邏輯學</text:span>型<text:span text:style-name="T76">數學</text:span>。</text:p>
                      <text:list>
                        <text:list-item>
                          <text:p text:style-name="P87">推廣化、深入化。</text:p>
                        </text:list-item>
                      </text:list>
                    </text:list-item>
                    <text:list-item>
                      <text:p text:style-name="P87"><text:span text:style-name="T105">邏輯學</text:span>型<text:span text:style-name="T76">數學 </text:span><text:span text:style-name="T106">→</text:span><text:span text:style-name="T105"> </text:span><text:span text:style-name="T62">(</text:span><text:span text:style-name="T105">數學邏輯學化</text:span><text:span text:style-name="T62">) →</text:span><text:span text:style-name="T105"> 數學</text:span>型<text:span text:style-name="T76">邏輯學</text:span> → <text:span text:style-name="T62">(</text:span>邏輯學哲學化<text:span text:style-name="T62">) </text:span><text:span text:style-name="T11">→</text:span><text:span text:style-name="T105"> </text:span>哲學。</text:p>
                    </text:list-item>
                    <text:list-item>
                      <text:p text:style-name="P87"><text:span text:style-name="T105">邏輯學</text:span>型<text:span text:style-name="T76">數學</text:span> <text:span text:style-name="T106">→</text:span> <text:span text:style-name="T62">(</text:span><text:span text:style-name="T74">數學物理化</text:span><text:span text:style-name="T62">)</text:span><text:span text:style-name="T74">、</text:span><text:span text:style-name="T62">(</text:span><text:span text:style-name="T74">日常生活化</text:span><text:span text:style-name="T62">)</text:span>。</text:p>
                      <text:list>
                        <text:list-item>
                          <text:p text:style-name="P87">實體化。</text:p>
                        </text:list-item>
                        <text:list-item>
                          <text:p text:style-name="P87">有機率 失真、得出奇怪的結果。</text:p>
                          <text:list>
                            <text:list-item>
                              <text:p text:style-name="P87">得出奇怪的結果 <text:span text:style-name="T72">↔</text:span><text:span text:style-name="T86"> </text:span>哲學災難。</text:p>
                              <text:list>
                                <text:list-item>
                                  <text:p text:style-name="P87">抽象例子，紫外災難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5">抽象例子。</text:p>
                  <text:list>
                    <text:list-item>
                      <text:p text:style-name="P85">哲學 →<text:span text:style-name="T75">（</text:span>哲學<text:span text:style-name="T74">數學化</text:span><text:span text:style-name="T48">）</text:span>→ 哲學型<text:span text:style-name="T76">數學</text:span>。</text:p>
                    </text:list-item>
                    <text:list-item>
                      <text:p text:style-name="P85">使用 數學工具、數學公式、數學模型 計算 哲學型<text:span text:style-name="T76">數學</text:span>。</text:p>
                    </text:list-item>
                    <text:list-item>
                      <text:p text:style-name="P85">哲學型<text:span text:style-name="T76">數學 </text:span>→<text:span text:style-name="T75">（數學</text:span>哲學<text:span text:style-name="T74">化</text:span><text:span text:style-name="T48">）</text:span>→ 哲學。</text:p>
                    </text:list-item>
                  </text:list>
                </text:list-item>
                <text:list-item>
                  <text:p text:style-name="P85">抽象例子。</text:p>
                  <text:list>
                    <text:list-item>
                      <text:p text:style-name="P85"><text:span text:style-name="T48">時域</text:span><text:span text:style-name="T74">方程式 </text:span>→<text:span text:style-name="T75">（</text:span><text:span text:style-name="T48">傅立葉轉換）</text:span>→ <text:span text:style-name="T48">頻域</text:span><text:span text:style-name="T74">方程式</text:span>。</text:p>
                    </text:list-item>
                    <text:list-item>
                      <text:p text:style-name="P85">使用 積分 計算 <text:span text:style-name="T48">頻域</text:span><text:span text:style-name="T74">方程式</text:span>。</text:p>
                    </text:list-item>
                    <text:list-item>
                      <text:p text:style-name="P85"><text:span text:style-name="T48">頻域</text:span><text:span text:style-name="T75">方程式 </text:span>→<text:span text:style-name="T75">（</text:span>反<text:span text:style-name="T48">傅立葉轉換）</text:span>→ <text:span text:style-name="T48">時域</text:span><text:span text:style-name="T74">方程式</text:span>。</text:p>
                    </text:list-item>
                  </text:list>
                </text:list-item>
              </text:list>
            </text:list-item>
            <text:list-item>
              <text:p text:style-name="P133">哲學家。</text:p>
              <text:list>
                <text:list-item>
                  <text:p text:style-name="P134">哲學家（通常）主要 思考、批判（感測到的）當下的 時空背景。</text:p>
                  <text:list>
                    <text:list-item>
                      <text:p text:style-name="P135">時空背景 的 明顯例子，思想、言論、風氣、習俗、宗教、科技、社會、文化、文明。</text:p>
                    </text:list-item>
                  </text:list>
                </text:list-item>
                <text:list-item>
                  <text:p text:style-name="P136">哲學家（通常）次要 思考、批判（傳承到的）過去的 時空背景。</text:p>
                </text:list-item>
                <text:list-item>
                  <text:p text:style-name="P136">哲學家（通常）再次要 思考、批判（假想到的）未來的 時空背景。</text:p>
                </text:list-item>
              </text:list>
            </text:list-item>
          </text:list>
        </text:list-item>
        <text:list-item>
          <text:p text:style-name="P81"><text:bookmark-start text:name="最短距離"/>最短距離<text:bookmark-end text:name="最短距離"/></text:p>
          <text:list>
            <text:list-item>
              <text:p text:style-name="P81">明顯例子。</text:p>
              <text:list>
                <text:list-item>
                  <text:p text:style-name="P89">（沒有意識 的）光 不會走 全域型最短距離。</text:p>
                </text:list-item>
                <text:list-item>
                  <text:p text:style-name="P81">（沒有意識 的）光 會走 區域型最短距離。</text:p>
                </text:list-item>
                <text:list-item>
                  <text:p text:style-name="P81">明顯例子，假定，某一特定個體 在 某一特定傾斜面 上面。</text:p>
                  <text:list>
                    <text:list-item>
                      <text:p text:style-name="P81">假定，以 該傾斜面的 中心 為 座標系零點。</text:p>
                    </text:list-item>
                    <text:list-item>
                      <text:p text:style-name="P90"><text:span text:style-name="T21">假定，在 </text:span><text:span text:style-name="T13">XY平面的 </text:span><text:span text:style-name="T90">θ</text:span><text:span text:style-name="T23">度</text:span><text:span text:style-name="T90">，傾斜面的（XZ平面）傾斜角度 是（-θ）度</text:span>。</text:p>
                      <text:list>
                        <text:list-item>
                          <text:p text:style-name="P91"><text:span text:style-name="T92">90 </text:span><text:span text:style-name="T101">≥</text:span><text:span text:style-name="T92"> </text:span><text:span text:style-name="T90">θ </text:span><text:span text:style-name="T101">≥</text:span><text:span text:style-name="T92"> 0</text:span>。</text:p>
                        </text:list-item>
                        <text:list-item>
                          <text:p text:style-name="P90">明顯例子，<text:span text:style-name="T21">在 </text:span><text:span text:style-name="T13">XY平面的</text:span> <text:span text:style-name="T52">0</text:span><text:span text:style-name="T90">度，傾斜面的（XZ平面）傾斜角度 是 </text:span><text:span text:style-name="T91">0</text:span><text:span text:style-name="T90">度、水平面</text:span>。</text:p>
                        </text:list-item>
                      </text:list>
                    </text:list-item>
                    <text:list-item>
                      <text:p text:style-name="P92"><text:span text:style-name="T21">假定，在 </text:span><text:span text:style-name="T13">XY平面的 </text:span><text:span text:style-name="T90">θ</text:span><text:span text:style-name="T23">度</text:span><text:span text:style-name="T90">，傾斜面的（XZ平面）傾斜角度 是 </text:span><text:span text:style-name="T91">0</text:span><text:span text:style-name="T90">度</text:span>。</text:p>
                      <text:list>
                        <text:list-item>
                          <text:p text:style-name="P137"><text:span text:style-name="T11">360 &gt; </text:span><text:span text:style-name="T53">θ </text:span><text:span text:style-name="T54">&gt;</text:span><text:span text:style-name="T92"> </text:span><text:span text:style-name="T89">90</text:span>。</text:p>
                        </text:list-item>
                        <text:list-item>
                          <text:p text:style-name="P93">假定，該個體 從<text:span text:style-name="T13">（XY平面 的）</text:span><text:span text:style-name="T24">90</text:span><text:span text:style-name="T99">度（附近）往下滑</text:span>。</text:p>
                          <text:list>
                            <text:list-item>
                              <text:p text:style-name="P94">該個體 走 區域型最短路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5"><text:span text:style-name="T21">假定，</text:span><text:span text:style-name="T22">該傾斜面的 高度 是 10000公尺</text:span>。</text:p>
                      <text:list>
                        <text:list-item>
                          <text:p text:style-name="P96">假定，<text:span text:style-name="T25">100</text:span><text:span text:style-name="T100">公</text:span><text:span text:style-name="T22">尺(以下)</text:span><text:span text:style-name="T21">，在 </text:span><text:span text:style-name="T13">XY平面的 </text:span><text:span text:style-name="T90">θ</text:span><text:span text:style-name="T23">度</text:span><text:span text:style-name="T90">，傾斜面的</text:span><text:span text:style-name="T22">(</text:span><text:span text:style-name="T90">XZ平面</text:span><text:span text:style-name="T22">)</text:span><text:span text:style-name="T90">傾斜角度 是 -</text:span><text:span text:style-name="T93">90</text:span><text:span text:style-name="T90">度</text:span>。</text:p>
                          <text:list>
                            <text:list-item>
                              <text:p text:style-name="P97"><text:span text:style-name="T94">30</text:span><text:span text:style-name="T92"> </text:span><text:span text:style-name="T101">≥</text:span><text:span text:style-name="T92"> </text:span><text:span text:style-name="T90">θ </text:span><text:span text:style-name="T101">≥</text:span><text:span text:style-name="T92"> 0</text:span>。</text:p>
                            </text:list-item>
                          </text:list>
                        </text:list-item>
                        <text:list-item>
                          <text:p text:style-name="P96">假定，<text:span text:style-name="T25">100</text:span><text:span text:style-name="T100">公</text:span><text:span text:style-name="T22">尺(以下)</text:span><text:span text:style-name="T21">，在 </text:span><text:span text:style-name="T13">XY平面的 </text:span><text:span text:style-name="T90">θ</text:span><text:span text:style-name="T23">度</text:span><text:span text:style-name="T90">，傾斜面的</text:span><text:span text:style-name="T22">(</text:span><text:span text:style-name="T90">XZ平面</text:span><text:span text:style-name="T22">)</text:span><text:span text:style-name="T90">傾斜角度 是 </text:span><text:span text:style-name="T95">10</text:span><text:span text:style-name="T90">度</text:span>。</text:p>
                          <text:list>
                            <text:list-item>
                              <text:p text:style-name="P98"><text:span text:style-name="T94">60</text:span><text:span text:style-name="T92"> </text:span><text:span text:style-name="T101">≥</text:span><text:span text:style-name="T92"> </text:span><text:span text:style-name="T90">θ </text:span><text:span text:style-name="T101">&gt;</text:span><text:span text:style-name="T92"> </text:span><text:span text:style-name="T94">3</text:span><text:span text:style-name="T92">0</text:span>。</text:p>
                            </text:list-item>
                          </text:list>
                        </text:list-item>
                        <text:list-item>
                          <text:p text:style-name="P96">假定，<text:span text:style-name="T25">100</text:span><text:span text:style-name="T100">公</text:span><text:span text:style-name="T22">尺(以下)</text:span><text:span text:style-name="T21">，在 </text:span><text:span text:style-name="T13">XY平面的 </text:span><text:span text:style-name="T90">θ</text:span><text:span text:style-name="T23">度</text:span><text:span text:style-name="T90">，傾斜面的</text:span><text:span text:style-name="T22">(</text:span><text:span text:style-name="T90">XZ平面</text:span><text:span text:style-name="T22">)</text:span><text:span text:style-name="T90">傾斜角度 是 -</text:span><text:span text:style-name="T98">2</text:span><text:span text:style-name="T95">0</text:span><text:span text:style-name="T90">度</text:span>。</text:p>
                          <text:list>
                            <text:list-item>
                              <text:p text:style-name="P98"><text:span text:style-name="T96">75</text:span><text:span text:style-name="T92"> </text:span><text:span text:style-name="T101">≥</text:span><text:span text:style-name="T92"> </text:span><text:span text:style-name="T90">θ </text:span><text:span text:style-name="T101">&gt;</text:span><text:span text:style-name="T92"> </text:span><text:span text:style-name="T97">60</text:span>。</text:p>
                            </text:list-item>
                          </text:list>
                        </text:list-item>
                        <text:list-item>
                          <text:p text:style-name="P99"><text:span text:style-name="T21">假定，在 </text:span><text:span text:style-name="T13">XY平面的 </text:span><text:span text:style-name="T90">θ</text:span><text:span text:style-name="T23">度</text:span><text:span text:style-name="T90">，傾斜面的（XZ平面）傾斜角度 是 -</text:span><text:span text:style-name="T95">10</text:span><text:span text:style-name="T90">度</text:span>。</text:p>
                          <text:list>
                            <text:list-item>
                              <text:p text:style-name="P138"><text:span text:style-name="T11">360 &gt; </text:span><text:span text:style-name="T53">θ </text:span><text:span text:style-name="T101">&gt;</text:span><text:span text:style-name="T92"> </text:span><text:span text:style-name="T96">75</text:span>。</text:p>
                            </text:list-item>
                          </text:list>
                        </text:list-item>
                        <text:list-item>
                          <text:p text:style-name="P100">假定，在 <text:span text:style-name="T22">高度 是 10000公尺，</text:span>該個體 從<text:span text:style-name="T13">（XY平面 的）</text:span><text:span text:style-name="T24">90</text:span><text:span text:style-name="T99">度（附近）往下滑</text:span>。</text:p>
                          <text:list>
                            <text:list-item>
                              <text:p text:style-name="P101">假定，在 <text:span text:style-name="T22">高度 </text:span><text:span text:style-name="T25">100</text:span><text:span text:style-name="T22">公尺（以下），</text:span>該個體 從<text:span text:style-name="T13">（XY平面 的）</text:span><text:span text:style-name="T28">9</text:span><text:span text:style-name="T26">0度 移動到 </text:span><text:span text:style-name="T29">75</text:span><text:span text:style-name="T99">度</text:span>。</text:p>
                            </text:list-item>
                            <text:list-item>
                              <text:p text:style-name="P102">假定，在 <text:span text:style-name="T22">高度 </text:span><text:span text:style-name="T25">100</text:span><text:span text:style-name="T22">公尺（以下），</text:span>該個體 從<text:span text:style-name="T13">（XY平面 的）</text:span><text:span text:style-name="T30">75</text:span><text:span text:style-name="T26">度~</text:span><text:span text:style-name="T30">6</text:span><text:span text:style-name="T27">0</text:span><text:span text:style-name="T99">度 往下滑</text:span>。</text:p>
                              <text:list>
                                <text:list-item>
                                  <text:p text:style-name="P103">該個體 走 區域型最短路徑。</text:p>
                                </text:list-item>
                                <text:list-item>
                                  <text:p text:style-name="P104">明顯例子，沒有意識的、本能和傳承還不夠高的 光 <text:span text:style-name="T73">↔</text:span> 該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5">假定，在 <text:span text:style-name="T22">高度 是 10000公尺，</text:span>該個體 從<text:span text:style-name="T13">（XY平面 的）</text:span><text:span text:style-name="T24">90</text:span><text:span text:style-name="T99">度（附近）往下滑</text:span>。</text:p>
                          <text:list>
                            <text:list-item>
                              <text:p text:style-name="P106">假定，在 <text:span text:style-name="T22">高度 </text:span><text:span text:style-name="T25">100</text:span><text:span text:style-name="T22">公尺（以上），</text:span>該個體 從<text:span text:style-name="T13">（XY平面 的）</text:span><text:span text:style-name="T28">9</text:span><text:span text:style-name="T26">0度 移動到 </text:span><text:span text:style-name="T27">30</text:span><text:span text:style-name="T99">度</text:span>。</text:p>
                            </text:list-item>
                            <text:list-item>
                              <text:p text:style-name="P106">假定，在 <text:span text:style-name="T22">高度 </text:span><text:span text:style-name="T25">100</text:span><text:span text:style-name="T22">公尺（以下），</text:span>該個體 從<text:span text:style-name="T13">（XY平面 的）</text:span><text:span text:style-name="T26">0度~</text:span><text:span text:style-name="T27">30</text:span><text:span text:style-name="T99">度 往下滑</text:span>。</text:p>
                              <text:list>
                                <text:list-item>
                                  <text:p text:style-name="P107">該個體 走 全域型最短路徑。</text:p>
                                </text:list-item>
                                <text:list-item>
                                  <text:p text:style-name="P108">明顯例子，有意識的、本能和傳承足夠高的 光 <text:span text:style-name="T73">↔</text:span>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1">明顯例子，假定，某一特定個體 玩 溜滑梯。</text:p>
                  <text:list>
                    <text:list-item>
                      <text:p text:style-name="P81">假定，有<text:span text:style-name="T13"> </text:span><text:span text:style-name="T19">10000個</text:span><text:span text:style-name="T87"> 溜滑梯 可以選擇。</text:span></text:p>
                    </text:list-item>
                    <text:list-item>
                      <text:p text:style-name="P81">假定，每一個 流滑梯的 入口的 高度 都在<text:span text:style-name="T13"> </text:span><text:span text:style-name="T20">10000</text:span><text:span text:style-name="T88">公尺。</text:span></text:p>
                    </text:list-item>
                    <text:list-item>
                      <text:p text:style-name="P81">假定，每一個 溜滑梯的 出口 都在<text:span text:style-name="T13"> </text:span><text:span text:style-name="T20">0公尺</text:span><text:span text:style-name="T88">、地平面</text:span>。</text:p>
                    </text:list-item>
                    <text:list-item>
                      <text:p text:style-name="P81">假定，每一個 溜滑梯 都是 連續、沒有斷裂。</text:p>
                    </text:list-item>
                    <text:list-item>
                      <text:p text:style-name="P81">假定，該個體 只看得到（每一個 溜滑梯的）入口的 傾斜度。</text:p>
                      <text:list>
                        <text:list-item>
                          <text:p text:style-name="P81">假定，該個體 選擇 入口（的）傾斜度 最高的 溜滑梯。</text:p>
                          <text:list>
                            <text:list-item>
                              <text:p text:style-name="P81">該個體 走 區域型最短路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假定，該個體 看得到（每一個 溜滑梯的）路徑長。</text:p>
                      <text:list>
                        <text:list-item>
                          <text:p text:style-name="P81">假定，該個體 選擇 路徑長 最短的 溜滑梯。</text:p>
                          <text:list>
                            <text:list-item>
                              <text:p text:style-name="P81">該個體 走 全域型最短路徑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7"><text:bookmark-start text:name="平衡"/>平衡<text:bookmark-end text:name="平衡"/></text:p>
          <text:list>
            <text:list-item>
              <text:p text:style-name="P81">明顯例子，力平衡。</text:p>
              <text:list>
                <text:list-item>
                  <text:p text:style-name="P109">平衡、尺度。</text:p>
                  <text:list>
                    <text:list-item>
                      <text:p text:style-name="P158"><text:span text:style-name="T78">力平衡，力 在 </text:span>古典尺度<text:span text:style-name="T78">、宏觀尺度 靜力平衡、</text:span>靜止<text:span text:style-name="T78">狀態</text:span>。</text:p>
                    </text:list-item>
                    <text:list-item>
                      <text:p text:style-name="P157"><text:span text:style-name="T78">力平衡，力 在 </text:span>微觀尺度<text:span text:style-name="T78"> 運動、</text:span>交互作用。</text:p>
                      <text:list>
                        <text:list-item>
                          <text:p text:style-name="P81">運動 的 明顯例子，震動、移動、旋轉。</text:p>
                        </text:list-item>
                        <text:list-item>
                          <text:p text:style-name="P81">交互作用 的 明顯例子，兩個個體 互相 接觸、碰撞、彈射、傳遞能量、傳遞宗量。</text:p>
                        </text:list-item>
                      </text:list>
                    </text:list-item>
                    <text:list-item>
                      <text:p text:style-name="P81">明顯例子，假定，石頭 靜止不動。</text:p>
                      <text:list>
                        <text:list-item>
                          <text:p text:style-name="P81">石頭（仍然）擁有 力個體。</text:p>
                        </text:list-item>
                        <text:list-item>
                          <text:p text:style-name="P81">石頭 蘊含的 力（仍然）在 運動、交互作用。</text:p>
                        </text:list-item>
                      </text:list>
                    </text:list-item>
                  </text:list>
                </text:list-item>
                <text:list-item>
                  <text:p text:style-name="P110">力平衡。</text:p>
                  <text:list>
                    <text:list-item>
                      <text:p text:style-name="P111">力平衡 <text:span text:style-name="T69">↔</text:span><text:span text:style-name="T102"> 宇宙恆定論、宇宙靜止不動論</text:span>。</text:p>
                    </text:list-item>
                    <text:list-item>
                      <text:p text:style-name="P112">力不平衡 <text:span text:style-name="T69">↔</text:span><text:span text:style-name="T102"> 宇宙膨脹論、宇宙收縮論</text:span>。</text:p>
                    </text:list-item>
                    <text:list-item>
                      <text:p text:style-name="P113">力 有機率 平衡、不平衡 <text:span text:style-name="T69">↔</text:span><text:span text:style-name="T102"> 宇宙個體論、個體宇宙觀</text:span>。</text:p>
                      <text:list>
                        <text:list-item>
                          <text:p text:style-name="P147">（<text:span text:style-name="T102">個體宇宙觀 的 相關描述在 </text:span><text:span text:style-name="T83">新生之書</text:span><text:span text:style-name="T102">的 </text:span><text:span text:style-name="T83">_</text:span><text:span text:style-name="T102"> 文件群的 </text:span><text:span text:style-name="T83">宇宙觀</text:span>）</text:p>
                        </text:list-item>
                        <text:list-item>
                          <text:p text:style-name="P114">明顯例子，石頭 有機率 靜止不動、等速運動、變速運動、慢速運動、高速運動。</text:p>
                          <text:list>
                            <text:list-item>
                              <text:p text:style-name="P114">力 有機率 離開 石頭，進入 動物、植物、靜物。</text:p>
                            </text:list-item>
                            <text:list-item>
                              <text:p text:style-name="P114">動物、植物、靜物 有機率蘊含 力。</text:p>
                              <text:list>
                                <text:list-item>
                                  <text:p text:style-name="P115">動物、植物、靜物 <text:span text:style-name="T69">↔</text:span><text:span text:style-name="T102"> </text:span><text:span text:style-name="T11">&lt;?</text:span><text:span text:style-name="T57">a</text:span><text:span text:style-name="T56">&gt;</text:span>。</text:p>
                                </text:list-item>
                                <text:list-item>
                                  <text:p text:style-name="P115">力 <text:span text:style-name="T69">↔</text:span><text:span text:style-name="T102"> </text:span><text:span text:style-name="T11">&lt;?</text:span><text:span text:style-name="T57">b</text:span><text:span text:style-name="T56">&gt;</text:span><text:span text:style-name="T103">個體。</text:span></text:p>
                                  <text:list>
                                    <text:list-item>
                                      <text:p text:style-name="P139"><text:span text:style-name="T11">n </text:span><text:span text:style-name="T54">≥</text:span><text:span text:style-name="T11"> a </text:span><text:span text:style-name="T54">&gt; b</text:span><text:span text:style-name="T11"> </text:span><text:span text:style-name="T54">≥</text:span><text:span text:style-name="T11"> u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6"><text:span text:style-name="T11">假定，&lt;?</text:span><text:span text:style-name="T57">a</text:span><text:span text:style-name="T56">&gt;個體</text:span> 觀測<text:span text:style-name="T13"> &lt;?b&gt;個體</text:span>。</text:p>
              <text:list>
                <text:list-item>
                  <text:p text:style-name="P116">假定，<text:span text:style-name="T13">尺度，&lt;?</text:span><text:span text:style-name="T31">a&gt;個體 遠遠大於 &lt;?b&gt;個體</text:span>。</text:p>
                </text:list-item>
                <text:list-item>
                  <text:p text:style-name="P116">假定<text:span text:style-name="T13">，&lt;?</text:span><text:span text:style-name="T33">a&gt;個體 認定，&lt;?b&gt;個體 蘊含 &lt;?c&gt;個體</text:span><text:span text:style-name="T104">。</text:span></text:p>
                </text:list-item>
                <text:list-item>
                  <text:p text:style-name="P117">假定，<text:span text:style-name="T13">&lt;?</text:span><text:span text:style-name="T31">a&gt;個體 </text:span><text:span text:style-name="T32">有機率 </text:span>宏觀尺度型認定、<text:span text:style-name="T32">古典尺度型認定</text:span> <text:span text:style-name="T31">&lt;?b&gt;個體 &lt;?</text:span><text:span text:style-name="T33">c&gt;</text:span><text:span text:style-name="T31">平衡、靜止不動</text:span>。</text:p>
                  <text:list>
                    <text:list-item>
                      <text:p text:style-name="P118"><text:span text:style-name="T13">&lt;?</text:span><text:span text:style-name="T34">b</text:span><text:span text:style-name="T13">&gt;個</text:span>體（仍然）有機率有 生命、文明。</text:p>
                      <text:list>
                        <text:list-item>
                          <text:p text:style-name="P119"><text:span text:style-name="T36">某一特定</text:span><text:span text:style-name="T13">個</text:span>體<text:span text:style-name="T31"> </text:span><text:span text:style-name="T32">有機率認定，</text:span><text:span text:style-name="T13">&lt;?</text:span><text:span text:style-name="T34">b</text:span><text:span text:style-name="T13">&gt;個</text:span>體 是 有生命的個體<text:span text:style-name="T13">。</text:span></text:p>
                          <text:list>
                            <text:list-item>
                              <text:p text:style-name="P120"><text:span text:style-name="T13">該個體 的 明顯例子，&lt;?</text:span><text:span text:style-name="T31">a&gt;個體、</text:span><text:span text:style-name="T13">&lt;?</text:span><text:span text:style-name="T34">b</text:span><text:span text:style-name="T13">&gt;個</text:span>體、<text:span text:style-name="T13">&lt;?</text:span><text:span text:style-name="T35">c</text:span><text:span text:style-name="T13">&gt;個</text:span>體、人類個體<text:span text:style-name="T13">。</text:span></text:p>
                            </text:list-item>
                            <text:list-item>
                              <text:p text:style-name="P119"><text:span text:style-name="T13">該個</text:span>體<text:span text:style-name="T31"> </text:span><text:span text:style-name="T32">有機率認定，</text:span><text:span text:style-name="T13">&lt;?</text:span><text:span text:style-name="T34">b</text:span><text:span text:style-name="T13">&gt;個</text:span>體 有 生命（跡象）。</text:p>
                            </text:list-item>
                            <text:list-item>
                              <text:p text:style-name="P121"><text:span text:style-name="T13">該個</text:span>體<text:span text:style-name="T31"> </text:span><text:span text:style-name="T32">有機率認定，</text:span><text:span text:style-name="T13">&lt;?</text:span><text:span text:style-name="T34">b</text:span><text:span text:style-name="T13">&gt;個</text:span>體 裡面（蘊含、包覆、擁有）有 生命、意識、文明。</text:p>
                            </text:list-item>
                          </text:list>
                        </text:list-item>
                        <text:list-item>
                          <text:p text:style-name="P122"><text:span text:style-name="T36">某一特定</text:span><text:span text:style-name="T13">個</text:span>體<text:span text:style-name="T31"> </text:span><text:span text:style-name="T32">有機率認定，</text:span><text:span text:style-name="T13">&lt;?</text:span><text:span text:style-name="T34">b</text:span><text:span text:style-name="T13">&gt;個</text:span>體 不是 有生命的個體<text:span text:style-name="T13">。</text:span></text:p>
                        </text:list-item>
                      </text:list>
                    </text:list-item>
                    <text:list-item>
                      <text:p text:style-name="P123"><text:span text:style-name="T33">&lt;?c&gt;個體</text:span>（仍然）<text:span text:style-name="T33">有機率有 生命、文明</text:span>。</text:p>
                      <text:list>
                        <text:list-item>
                          <text:p text:style-name="P124"><text:span text:style-name="T13">某一特定個</text:span>體<text:span text:style-name="T31"> </text:span><text:span text:style-name="T32">有機率認定，</text:span><text:span text:style-name="T33">&lt;?c&gt;個體</text:span> 是 生命、文明<text:span text:style-name="T13">。</text:span></text:p>
                          <text:list>
                            <text:list-item>
                              <text:p text:style-name="P125"><text:span text:style-name="T13">該個</text:span>體<text:span text:style-name="T31"> </text:span><text:span text:style-name="T32">有機率認定，</text:span><text:span text:style-name="T33">&lt;?c&gt;個體</text:span> 是 有生命的個體<text:span text:style-name="T13">。</text:span></text:p>
                              <text:list>
                                <text:list-item>
                                  <text:p text:style-name="P126"><text:span text:style-name="T13">該個體</text:span><text:span text:style-name="T31"> </text:span><text:span text:style-name="T32">有機率認定，</text:span><text:span text:style-name="T33">&lt;?c&gt;個體</text:span><text:span text:style-name="T13"> 是 有生命的個體、有意識的個體、文明個體。</text:span></text:p>
                                </text:list-item>
                              </text:list>
                            </text:list-item>
                            <text:list-item>
                              <text:p text:style-name="P127"><text:span text:style-name="T13">該個</text:span>體<text:span text:style-name="T31"> </text:span><text:span text:style-name="T32">有機率認定，</text:span><text:span text:style-name="T13">&lt;?</text:span><text:span text:style-name="T37">c</text:span><text:span text:style-name="T13">&gt;個</text:span>體 有 生命（跡象）<text:span text:style-name="T13">。</text:span></text:p>
                            </text:list-item>
                            <text:list-item>
                              <text:p text:style-name="P126"><text:span text:style-name="T13">該個</text:span>體<text:span text:style-name="T31"> </text:span><text:span text:style-name="T32">有機率認定，</text:span><text:span text:style-name="T13">&lt;?</text:span><text:span text:style-name="T38">c</text:span><text:span text:style-name="T13">&gt;個</text:span>體 裡面（蘊含、包覆、擁有）有 生命、意識、文明。</text:p>
                            </text:list-item>
                          </text:list>
                        </text:list-item>
                        <text:list-item>
                          <text:p text:style-name="P122"><text:span text:style-name="T13">某一特定個</text:span>體<text:span text:style-name="T31"> </text:span><text:span text:style-name="T32">有機率認定，</text:span><text:span text:style-name="T33">&lt;?c&gt;個體</text:span> 不是 生命、文明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明顯例子，宏觀尺度，人體 靜止不動。</text:p>
              <text:list>
                <text:list-item>
                  <text:p text:style-name="P122">古典尺度，人體 呼吸起伏。</text:p>
                </text:list-item>
                <text:list-item>
                  <text:p text:style-name="P122">微觀尺度，紅血球 在 血液循環系統 運動。</text:p>
                </text:list-item>
                <text:list-item>
                  <text:p text:style-name="P128">假定，某一特定個體 觀測 人體。</text:p>
                  <text:list>
                    <text:list-item>
                      <text:p text:style-name="P128">該個體 有機率宏觀尺度型認定，人體 不是 生命、文明。</text:p>
                      <text:list>
                        <text:list-item>
                          <text:p text:style-name="P128">該個體 有機率宏觀尺度認定，人體 是 一個靜止不動的點、無法觀測到的存在。</text:p>
                        </text:list-item>
                        <text:list-item>
                          <text:p text:style-name="P130">該個體 有機率宏觀尺度認定，人體 是（人類 認定的）量子。</text:p>
                        </text:list-item>
                      </text:list>
                    </text:list-item>
                    <text:list-item>
                      <text:p text:style-name="P128">該個體 有機率古典尺度型認定，人體 是 生命，人體 不是 文明。</text:p>
                    </text:list-item>
                    <text:list-item>
                      <text:p text:style-name="P129">該個體 有機率微觀尺度型認定，人體 是 生命、文明。</text:p>
                      <text:list>
                        <text:list-item>
                          <text:p text:style-name="P128">該個體 有機率微觀尺度型認定，細胞群 形成（名稱是 人體 的）生命、文明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9T19:06:07.244000000</dc:date>
    <meta:editing-duration>P21DT6H22M55S</meta:editing-duration>
    <meta:editing-cycles>17145</meta:editing-cycles>
    <meta:document-statistic meta:table-count="0" meta:image-count="0" meta:object-count="0" meta:page-count="1" meta:paragraph-count="335" meta:word-count="6501" meta:character-count="8061" meta:non-whitespace-character-count="7166"/>
  </office:meta>
</office:document-meta>
</file>